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egoe UI1" svg:font-family="'Segoe UI'" style:font-family-generic="swiss"/>
    <style:font-face style:name="Arial1" svg:font-family="Arial, sans-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egoe UI" svg:font-family="'Segoe UI'" style:font-family-generic="system" style:font-pitch="variable"/>
    <style:font-face style:name="SimSun" svg:font-family="SimSun" style:font-family-generic="system" style:font-pitch="variable"/>
    <style:font-face style:name="Times" svg:font-family="Times" style:font-family-generic="system" style:font-pitch="variable"/>
  </office:font-face-decls>
  <office:automatic-styles>
    <style:style style:name="P1" style:family="paragraph" style:parent-style-name="Text_20_body">
      <style:text-properties fo:language="en" fo:country="GB"/>
    </style:style>
    <style:style style:name="P2" style:family="paragraph" style:parent-style-name="_3c_description_3e_">
      <style:paragraph-properties fo:text-align="justify" style:justify-single-word="false"/>
      <style:text-properties fo:font-size="12pt" style:font-size-asian="12pt"/>
    </style:style>
    <style:style style:name="P3" style:family="paragraph" style:parent-style-name="_3c_description_3e_">
      <style:paragraph-properties fo:text-align="justify" style:justify-single-word="false"/>
    </style:style>
    <style:style style:name="P4" style:family="paragraph" style:parent-style-name="Heading_20_1">
      <style:text-properties fo:color="#00000a" style:font-name="Times" style:font-name-complex="Times"/>
    </style:style>
    <style:style style:name="P5" style:family="paragraph" style:parent-style-name="Heading_20_2">
      <style:text-properties fo:color="#00000a" style:font-name="Times New Roman" style:font-name-complex="Times New Roman"/>
    </style:style>
    <style:style style:name="P6" style:family="paragraph" style:parent-style-name="Text_20_body" style:master-page-name="MP0">
      <style:paragraph-properties style:page-number="auto" fo:break-before="page"/>
      <style:text-properties fo:language="en" fo:country="GB"/>
    </style:style>
    <style:style style:name="T1" style:family="text">
      <style:text-properties fo:font-style="italic" style:font-style-asian="italic"/>
    </style:style>
    <style:style style:name="T2" style:family="text">
      <style:text-properties style:font-name="Calibri" style:font-name-asian="SimSun" style:language-asian="en" style:country-asian="US" style:font-name-complex="Tahoma"/>
    </style:style>
    <style:style style:name="T3" style:family="text">
      <style:text-properties fo:font-size="12pt" style:font-size-asian="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opyeditor : Mathilde Nicolas</text:p>
      <text:p text:style-name="P1">Creator : Flélibien André (1619-1695)</text:p>
      <text:p text:style-name="Text_20_body">Title : Les Divertissemens de Versailles, donnez par le Roy au retour de la conqueste de la Franche-Comté, en l'année 1674. [Par A. Félibien.].</text:p>
      <text:p text:style-name="Text_20_body">Date : 1674.</text:p>
      <text:p text:style-name="Text_20_body">Bibl : André Félibien, <text:span text:style-name="Police_20_par_20_défaut"><text:span text:style-name="T1">Les Divertissemens de Versailles, donnez par le Roy au retour de la conqueste de la Franche-Comté, en l'année 1674. [Par A. Félibien.]</text:span></text:span>, Imprimerie royale, Paris, 1676.</text:p>
      <text:p text:style-name="Text_20_body"/>
      <text:p text:style-name="Text_20_body"/>
      <text:h text:style-name="P4" text:outline-level="1">LES DIVERTISSEMENS DE VERSAILLES DONNEZ PAR LE ROY A TOUTE SA COUR AU RETOUR DE LA CONQUESTE DE LA FRANCHE-COMTÉ EN l’ANNÉE M. DC. LXXIV.</text:h>
      <text:p text:style-name="Text_20_body">&lt;figure&gt;</text:p>
      <text:p text:style-name="_3c_byline_3e_">A PARIS, DE L’IMPRIMERIE ROYALE.</text:p>
      <text:p text:style-name="_3c_byline_3e_">M. DC. LXXVI.</text:p>
      <text:p text:style-name="Text_20_body"/>
      <text:p text:style-name="Text_20_body"><text:span text:style-name="_3c_pb_3e_">np</text:span></text:p>
      <text:p text:style-name="Text_20_body">&lt;figure&gt;</text:p>
      <text:h text:style-name="P5" text:outline-level="2">LES DIVERTISSEMENS DE VERSAILLES DONNEZ PAR LE ROY A TOVTE SA COVR au retour de la Conqueste de la Franche-Comté en l’année 1674.</text:h>
      <text:p text:style-name="Text_20_body"/>
      <text:p text:style-name="_3c_label.head_3e_">PREMIÉRE JOURNÉE.</text:p>
      <text:p text:style-name="Text_20_body">&lt;figure&gt;<text:span text:style-name="_3c_persName_3e_">LE ROY</text:span> après la réduction de la <text:span text:style-name="_3c_placeName_3e_">Franche-Comté</text:span> sous son obéïssance, pour donner à toute la Cour quelques momens de repos &amp; de plaisir, en suite des longues fatigues d’un voyage que la saison avoir rendu tres-penible, ordonna aussi-tost qu’il fut arrivé à <text:span text:style-name="_3c_placeName_3e_">VERSAILL</text:span><text:span text:style-name="_3c_placeName_3e_">ES</text:span>, que l’on préparast des Festes &amp; des Réjouïssances, &amp; que de temps en temps il y eust quelques Divertissemens nouveaux.</text:p>
      <text:p text:style-name="Text_20_body">Ceux de la premiére Journée commencerent par <text:span text:style-name="_3c_tech_3e_">la Tragédie d’ALCESTE</text:span>, qui est <text:span text:style-name="_3c_tech_3e_">une piece en musique</text:span> accompagnée <text:span text:style-name="_3c_pb_3e_">4</text:span> de <text:span text:style-name="_3c_tech_3e_">Machines</text:span>, que <text:span text:style-name="_3c_persName_3e_">Sa M</text:span><text:span text:style-name="_3c_persName_3e_">AJESTÉ</text:span> voulut estre representée dans <text:span text:style-name="_3c_placeName_3e_">la cour du Chasteau</text:span> <text:span text:style-name="_3c_date_3e_">le Mercredi quatriéme jour de juillet</text:span>.</text:p>
      <text:p text:style-name="Text_20_body">Une des choses que l’on doit beaucoup considerer dans les Festes &amp; les Divertissemens dont <text:span text:style-name="_3c_persName_3e_">le Roy</text:span> regale sa Cour, est la promptitude qui accompagne leur magnificence : car ses ordres sont exécutez avec tant de diligence par le soin &amp; l’application particuliére de Ceux qui en ont <text:soft-page-break/>la principale Intendance, qu’il n’y a personne qui ne croye que tout s’y fait par miracle ; tant on est surpris de voir en un moment, &amp; sans qu’on s’en apperçoive, des <text:span text:style-name="_3c_tech_3e_">Théatres</text:span> élevez, des <text:span text:style-name="_3c_tech_3e_">Bocages</text:span> <text:span text:style-name="_3c_description_3e__20_Car">ornez &amp; enrichis de fontaines &amp; de figures</text:span> ; des <text:span text:style-name="_3c_tech_3e_">Collations </text:span>dressées, &amp; mille autres choses qui semblent ne pouvoir se faire qu’avec un long-temps, &amp; dans l’embarras d’un nombre infini d’ouvriers. Cependant le plus souvent la Cour ne s’apperçoit point des préparatifs que l’on fait pour toutes ces sortes de Festes ; &amp; tant de personnes occupées à ces ouvrages, apportent si peu d’obstacle dans le lieu où on les dispose, qu’on ne les voit seulement pas.</text:p>
      <text:p text:style-name="Text_20_body"><text:span text:style-name="_3c_persName_3e_">Le ROY</text:span> estant sorti du Chasteau à <text:span text:style-name="_3c_date_3e_">q</text:span><text:span text:style-name="_3c_date_3e_">uatre heures du soir</text:span> pour prendre la promenade, alla au <text:span text:style-name="_3c_placeName_3e_">Marais</text:span> où <text:span text:style-name="_3c_tech_3e_">la collation</text:span> estoit préparée d’une maniére conforme à la situation de ce lieu. <text:span text:style-name="_3c_description_3e__20_Car">C’est un petit bois où il y a un grand quarré d’eau plus long que large, au milieu duquel est </text:span><text:span text:style-name="_3c_tech_3e_">un gros arbre </text:span><text:span text:style-name="_3c_description_3e__20_Car">si </text:span><text:span text:style-name="_3c_description_3e__20_Car">ingénieusement fait qu’il paroist naturel.</text:span> De l’extrémité de toutes ses branches sort une<text:span text:style-name="_3c_description_3e__20_Car"> </text:span><text:span text:style-name="_3c_tech_3e_">infinité de jets d’eau</text:span>, qui couvrent <text:span text:style-name="_3c_placeName_3e_">le Marais</text:span>. Outre ces <text:span text:style-name="_3c_tech_3e_">jets d’eau</text:span>, il y en a encore <text:span text:style-name="_3c_tech_3e_">un grand nombre d’autres</text:span>, qui jalissent des <text:span text:style-name="_3c_tech_3e_">roseaux</text:span> qui bordent les costez de ce quarré. Aux deux bouts &amp; dans l’épaisseur des palissades sont deux enfoncemens de verdure, en maniére de cabinets, où l’on monte par deux marches de gazon. <text:span text:style-name="_3c_description_3e__20_Car">Dans chacun de ces enfoncemens il y a une grande table de marbre blanc, &amp; sur chaque table une cor</text:span><text:span text:style-name="_3c_description_3e__20_Car">beille de bronze doré remplie de fleurs au naturel</text:span>, de laquelle sort <text:span text:style-name="_3c_tech_3e_">un gros jet d’eau</text:span>, qui retombe dedans, &amp; s’y perd sans mouïller la table. <text:span text:style-name="_3c_description_3e__20_Car">Au milieu des costez de ce quarré il y a aussi d’autres enfoncemens semblables à ceux des deux bouts, où sur des </text:span><text:span text:style-name="_3c_description_3e__20_Car">marches de gazon sont élevées de longues tables de marbre blanc &amp; rouge, avec des gradins pour servir de bufets.</text:span> De ces gradins, il sort de l’eau par des <text:span text:style-name="_3c_tech_3e_">ajutages </text:span><text:span text:style-name="_3c_description_3e__20_Car">qui forment des aiguiéres, des verres, des caraffes,</text:span> <text:span text:style-name="_3c_pb_3e_">5</text:span> <text:span text:style-name="_3c_description_3e__20_Car">&amp; d’autres sortes de vases, qui semble</text:span><text:span text:style-name="_3c_description_3e__20_Car">nt estre de crystal de roche garnis de vermeil doré.</text:span></text:p>
      <text:p text:style-name="Text_20_body">Aux beautez de ce lieu on avoit ajoûté mille autres embellissemens, tant par u<text:span text:style-name="_3c_description_3e__20_Car">n grand nombre d’orangers &amp; de pots de porcelaines remplis d’une infinité de diverses fleurs, que par des festons aussi de f</text:span><text:span text:style-name="_3c_description_3e__20_Car">leurs, disposez d’une maniére qui les faisoit beaucoup paroître parmi les arbres ausquels ils estoient attachez</text:span>. <text:span text:style-name="_3c_description_3e__20_Car">Une infinité de jattes &amp; de cuvettes de porcelaine, pleines de toutes sortes de fruits, couvroient non seulement ces tables de marbre dont j’ay</text:span><text:span text:style-name="_3c_description_3e__20_Car"> parlé, mais encore toutes les marches de gazon qui sont aux environs</text:span>. <text:span text:style-name="_3c_description_3e__20_Car">Entre les jattes &amp; les cuvettes il y avoit des corbeilles remplies de pastes &amp; de fruits confits entremêlez de caraffes de crystal &amp; d’autres petites porcelaines, où l’on avoit mis tout</text:span><text:span text:style-name="_3c_description_3e__20_Car">es sortes de liqueurs</text:span>.</text:p>
      <text:p text:style-name="Text_20_body"><text:span text:style-name="_3c_persName_3e_">Les Officiers</text:span> <text:span text:style-name="_3c_description_3e__20_Car">avoient aussi par une industrie toute particuliére, formé de grands vases de veritable glace, de figures differentes, &amp; de diverses grandeurs ; &amp; au travers de ces vases l’on voyoit paroître les fleurs &amp; les fruits qu’</text:span><text:span text:style-name="_3c_description_3e__20_Car">on y avoit mis</text:span>.</text:p>
      <text:p text:style-name="Text_20_body">Pendant <text:span text:style-name="_3c_tech_3e_">la Collation</text:span>, l’eau qui jallissoit de tous les endroits de cette place, faisoit un bruit qui s’accordoit agréablement au son <text:span text:style-name="_3c_persName_3e_">des violons </text:span>&amp; <text:span text:style-name="_3c_persName_3e_">des hautbois</text:span>.</text:p>
      <text:p text:style-name="Text_20_body">Au sortir du Marais, <text:span text:style-name="_3c_date_3e_">environ sur les huit heures</text:span>, <text:span text:style-name="_3c_persName_3e_">le ROY</text:span> &amp; toute la Cour retournerent du costé du <text:span text:style-name="_3c_placeName_3e_">Chasteau</text:span>, où les croisées, tant de la petite cour que la grande, &amp; les balcons des faces estoient éclairez par <text:span text:style-name="_3c_tech_3e_">deux rangs de bougies</text:span> : l’Entablement estoit aussi éclairé <text:span text:style-name="_3c_tech_3e_">d’autres lumiéres</text:span> <text:span text:style-name="_3c_description_3e__20_Car">espacées à demi-pied l’une de l’autre</text:span>.</text:p>
      <text:p text:style-name="Text_20_body"><text:soft-page-break/><text:span text:style-name="_3c_tech_3e_">Le Théa</text:span><text:span text:style-name="_3c_tech_3e_">tre</text:span> qui se trouva préparé pour <text:span text:style-name="_3c_tech_3e_">la Tragédie</text:span> contenoit toute <text:span text:style-name="_3c_placeName_3e_">la petite cour</text:span> pavée de marbre. <text:span text:style-name="_3c_description_3e__20_Car">Les deux costez estoient ornez de douze caisses de grands orangers, qui se terminant dans le fond de la cour, laissoient voir en face dans le point de la perspective</text:span><text:span text:style-name="_3c_description_3e__20_Car"> les huit colonnes de marbre qui portent la balcon doré, &amp; qui font l’entrée du Vestibule du corps de logis du milieu</text:span>.</text:p>
      <text:p text:style-name="Text_20_body">Entre ces caisses d’orangers il y avoit <text:span text:style-name="_3c_tech_3e_">un pareil nombre de piedestaux de marbre</text:span> d<text:span text:style-name="_3c_description_3e__20_Car">e cinq pieds de haut, portans des vases de porcelaine remplis de petits orangers</text:span>. <text:span text:style-name="_3c_description_3e__20_Car">Devant chaque piedestal estoit un gueridon d’or &amp; d’azur, chargé de </text:span><text:span text:style-name="_3c_tech_3e_">girandoles</text:span><text:span text:style-name="_3c_tech_3e_"> </text:span><text:span text:style-name="_3c_description_3e__20_Car">de crystal &amp; d’argent, allumées chacune de </text:span><text:span text:style-name="_3c_tech_3e_">dix bougies</text:span>.</text:p>
      <text:p text:style-name="Text_20_body"/>
      <text:p text:style-name="Text_20_body"><text:span text:style-name="_3c_pb_3e_">6 </text:span>Derriére ces mesmes caisses s’élevoient encore <text:span text:style-name="_3c_description_3e__20_Car">vingt-quatre autres grands gueridons ornez de festons de fleurs, &amp; portans chacun </text:span><text:span text:style-name="_3c_tech_3e_">une girandole</text:span><text:span text:style-name="_3c_description_3e__20_Car"> de crystal allumée comme les autres</text:span>.</text:p>
      <text:p text:style-name="Text_20_body">Comme les huit colonnes qui paroissoient au fond du <text:span text:style-name="_3c_tech_3e_">Théatre</text:span> sont accouplées, &amp; separent les trois portes du Vestibule, on voyoit au milieu de chaque porte <text:span text:style-name="_3c_tech_3e_">un grand lustre</text:span> <text:span text:style-name="_3c_description_3e__20_Car">de crystal qui pendoit de dessous l’Architrave ; &amp; contre les trumeaux entre les colonnes, il y avoit des guéridons dorez chargez de girandoles, avec deux caisses d’orangers</text:span><text:span text:style-name="_3c_description_3e__20_Car"> de chaque costé</text:span>.</text:p>
      <text:p text:style-name="Text_20_body">La Fontaine de marbre qui est au milieu de cette cour, estoit environnée de <text:span text:style-name="_3c_tech_3e_">girandoles</text:span> &amp; <text:span text:style-name="_3c_description_3e__20_Car">de vases pleins de fleurs ; &amp; dans le bassin mesme, six grands Vases de porcelaine remplis de fleurs recevoient l’eau de </text:span><text:span text:style-name="_3c_tech_3e_">six differens jets</text:span><text:span text:style-name="_3c_description_3e__20_Car"> qui sort</text:span><text:span text:style-name="_3c_description_3e__20_Car">ent d’une corne d’</text:span><text:span text:style-name="_3c_name_3e_">Amalthée</text:span><text:span text:style-name="_3c_description_3e__20_Car">, que soûtiennent trois petits Tritons de bronze doré</text:span>. Ces Vases estoient ainsi disposez pour empescher que l’eau ne tombast dans le bassin où elle auroit fait du bruit ; &amp; pour la mesme raison <text:span text:style-name="_3c_description_3e__20_Car">le groupe des Tritons estoit ornée d</text:span><text:span text:style-name="_3c_description_3e__20_Car">’une grande couronne de fleurs</text:span>, qui recevoit aussi l’eau du gros bouillon que s’éleve au milieu des autres <text:span text:style-name="_3c_tech_3e_">jets d’eau</text:span> : de sorte qu’à la clarté de <text:span text:style-name="_3c_tech_3e_">tant de lumiéres</text:span> l’on voyoit briller toutes ces eaux, sans que leur chûte pûst par son bruit interrompre la voix des <text:span text:style-name="_3c_persName_3e_">Musiciens</text:span>, &amp; la symphonie des Instrumens.</text:p>
      <text:p text:style-name="Text_20_body">Ainsi l’Architecture de ces bastimens éclairez de <text:span text:style-name="_3c_tech_3e_">tant de lumiéres</text:span>, &amp; la disposition ingénieuse de <text:span text:style-name="_3c_tech_3e_">tant de lustres</text:span> &amp; de <text:span text:style-name="_3c_tech_3e_">girandoles</text:span> <text:span text:style-name="_3c_description_3e__20_Car">entremeslez par l’agréable variété des arbres &amp; des fleurs</text:span>, faisoit un riche ornement à <text:span text:style-name="_3c_tech_3e_">ce Théatre</text:span>.</text:p>
      <text:p text:style-name="Text_20_body"><text:span text:style-name="_3c_persName_3e_">Le ROY</text:span> estant placé, <text:span text:style-name="_3c_persName_3e_">les Musiciens</text:span> &amp; <text:span text:style-name="_3c_persName_3e_">les autres Acteurs de l’Académie Royale de Musique</text:span> representerent <text:span text:style-name="_3c_tech_3e_">la Tragédie d’ALCESTE</text:span>, dernier ouvrage du <text:span text:style-name="_3c_persName_3e_">sieur Quinaut</text:span>, qui receût de toute la Cour la mesme approbation que cette excellente <text:span text:style-name="_3c_tech_3e_">piéce</text:span> en a toûjours eûë ; &amp; <text:span text:style-name="_3c_tech_3e_">la Musique</text:span> receût aussi les mesmes applaudissemens qu’on donne toûjours aux productions du <text:span text:style-name="_3c_persName_3e_">sieur de Lully</text:span>.</text:p>
      <text:p text:style-name="Text_20_body">En suite <text:span text:style-name="_3c_persName_3e_">leurs Majestez</text:span> furent prendre <text:span text:style-name="_3c_tech_3e_">le souper</text:span> de la <text:span text:style-name="_3c_date_3e_">Media-Noche</text:span>, préparé dans <text:span text:style-name="_3c_placeName_3e_">le Chasteau</text:span>.</text:p>
      <text:p text:style-name="Text_20_body"><text:span text:style-name="_3c_pb_3e_"/></text:p>
      <text:p text:style-name="Text_20_body"><text:span text:style-name="_3c_pb_3e_">np</text:span></text:p>
      <text:p text:style-name="Text_20_body">&lt;figure&gt;</text:p>
      <text:p text:style-name="Text_20_body"><text:span text:style-name="_3c_pb_3e_"/></text:p>
      <text:p text:style-name="Text_20_body"><text:soft-page-break/><text:span text:style-name="_3c_pb_3e_">7</text:span> <text:span text:style-name="_3c_label.head_3e__20_Car">SECONDE JOURNÉE.</text:span></text:p>
      <text:p text:style-name="Text_20_body">COMME dans <text:span text:style-name="_3c_placeName_3e_">le Chasteau</text:span> &amp; dans <text:span text:style-name="_3c_placeName_3e_">le Parc de VERSAILLES</text:span> il y a des lieux où chaque saison de l’année semble avoir établi une demeure particuliére, on peut dire que c’est à <text:span text:style-name="_3c_placeName_3e_">TRIANON</text:span> que l’on trouve toûjours le Printemps. Rien n’est plus agréable que la structure du Chasteau, ni plus délicat que les ornemens dont il est enrichi. Il semble estre le sejour ordinaire des Graces &amp; des Amours. Les Parterres &amp; les Jardins y sont toûjours verts. Tout ce qu’on y voit a des beautez particuliéres, &amp; l’air qu’on y respire est parfumé des fleurs les plus odoriferentes. <text:span text:style-name="_3c_date_3e_">Le Mercredi onziéme juillet</text:span> <text:span text:style-name="_3c_persName_3e_">le ROY</text:span> continuant de regaler la Cour, choisit cét endroit pour y passer <text:span text:style-name="_3c_date_3e_">la soirée </text:span>; &amp; pour cét effet ordonna qu’on y préparast une place commode pour entendre <text:span text:style-name="_3c_tech_3e_">l’EGLO</text:span><text:span text:style-name="_3c_tech_3e_">GUE DE VERSAILLES</text:span>.</text:p>
      <text:p text:style-name="Text_20_body">Hors l’enclos du jardin de TRIANON, il y a un petit Bois enfermé dans <text:span text:style-name="_3c_placeName_3e_">le grand Parc</text:span>, dont les arbres hauts &amp; épais de feuïllages font un couvert admirable. La principale allée de ce Bois répond vis-à-vis le Palais, en sorte qu’en ouvrant une grille qui ferme le jardin, cette allée fait une perspective d’autant plus agréable, qu’on apperçoit un enfoncement d’arbres, &amp; une fontaine au bout, dont l’ombre &amp; la fraîcheur ont quelque chose de tres-délicieux.</text:p>
      <text:p text:style-name="Text_20_body">C’est au bout de cette allée qu’on éleva <text:span text:style-name="_3c_tech_3e_">un Salon de verdure</text:span><text:span text:style-name="_3c_description_3e__20_Car"> de figure octogone, &amp; d’environ huit toiles de diamétre. Les six faces des costez avoient chacune trois Portiques, au-delà desquels estoient dressez </text:span><text:span text:style-name="_3c_tech_3e_">des Amphithéatres</text:span> <text:span text:style-name="_3c_description_3e__20_Car">pour</text:span> <text:span text:style-name="_3c_tech_3e_">la Musique</text:span>. <text:span text:style-name="_3c_description_3e__20_Car">Le haut du Salon s’élevoit en Dôme, ayant dan</text:span><text:span text:style-name="_3c_description_3e__20_Car">s son milieu une grande ouverture. Sur la corniche qui regnoit au-dessus des Portiques estoient arrangez des Vases de porcelaine remplis de fleurs ; &amp; du milieu des mesmes Portiques pendoient aussi de grands festons de fleurs attachez de part &amp; d’autre con</text:span><text:span text:style-name="_3c_description_3e__20_Car">tre les pilastres</text:span>.</text:p>
      <text:p text:style-name="Text_20_body"><text:span text:style-name="_3c_tech_3e_">Ce Salon</text:span> <text:span text:style-name="_3c_description_3e__20_Car">avoit deux grandes portes : par l’une on y entroit ; &amp; par l’autre qui estoit vis-à-vis, on voyoit une longue allée formée des deux costez par de petites arcades ornées de pots de fleurs &amp; de festons</text:span>. <text:span text:style-name="_3c_description_3e__20_Car">Au bout de cette allée </text:span><text:span text:style-name="_3c_pb_3e_">8</text:span><text:span text:style-name="_3c_description_3e__20_Car"> e</text:span><text:span text:style-name="_3c_description_3e__20_Car">stoit un bassin de fontaine environné de grands orangers &amp; de pots de fleurs, au milieu desquels on voyoit élever</text:span> <text:span text:style-name="_3c_tech_3e_">un gros jet d’eau</text:span>. <text:span text:style-name="_3c_description_3e__20_Car">Au-delà du bassin il y avoit une palissade qui formoit un demi-cercle, où dans cinq grandes niches paroissoient </text:span><text:span text:style-name="_3c_tech_3e_">cinq Figure</text:span><text:span text:style-name="_3c_tech_3e_">s de Satyres</text:span><text:span text:style-name="_3c_description_3e__20_Car"> de marbre blanc, assises, &amp; joüant de divers Instrumens champestres.</text:span></text:p>
      <text:p text:style-name="Text_20_body"><text:span text:style-name="_3c_persName_3e_">Le ROY </text:span>estant arrivé dans <text:span text:style-name="_3c_tech_3e_">ce Salon</text:span> avec toute sa Cour, s’assit en un endroit qu’on luy avoit préparé vis-à-vis de l’allée &amp; de la Fontaine que je viens de dire, qui faisoient devant luy une décoration tres-agréable.</text:p>
      <text:p text:style-name="Text_20_body">Après que <text:span text:style-name="_3c_tech_3e_">la Musique</text:span> eût chanté l’EGLOGUE, ce qui dura <text:span text:style-name="_3c_date_3e_">environ une heure &amp; demie</text:span>, <text:span text:style-name="_3c_persName_3e_">Sa MAJESTÉ</text:span> sortit de <text:span text:style-name="_3c_placeName_3e_">TRIANON</text:span> pour prendre le divertissement de <text:span text:style-name="_3c_tech_3e_">la promenade</text:span> <text:span text:style-name="_3c_date_3e_">jusqu’à neuf heures du soir</text:span> qu’Elle entre dans cét endroit du <text:span text:style-name="_3c_placeName_3e_">petit Parc</text:span> qu’on nomme <text:span text:style-name="_3c_placeName_3e_">la SALE DU CONSEIL</text:span>. <text:span text:style-name="_3c_description_3e__20_Car">C’est une place dans le bois, d’une fort grande étenduë.</text:span> <text:span text:style-name="_3c_description_3e__20_Car">Sa figure est plus longue que large : le milieu est une Isle environnée de canaux, avec des ponts aux deux extrémitez</text:span>, qui, par des <text:span text:style-name="_3c_tech_3e_">machines </text:span>secretes, reculent ou avancent, pour fermer le passage, ou pour donner entrée. Quand les ponts sont retirez il y a <text:span text:style-name="_3c_tech_3e_">plusieurs jets d’eau</text:span> qui forment comme une grille ; &amp; de plusieurs endroits il sort <text:span text:style-name="_3c_tech_3e_">soixante-treize jets d’eau</text:span> <text:span text:style-name="_3c_description_3e__20_Car">d’une égale hauteur</text:span>.</text:p>
      <text:p text:style-name="Text_20_body"><text:soft-page-break/>Lors que <text:span text:style-name="_3c_persName_3e_">le ROY</text:span> arriva dans cette place, il la trouva éclairée par <text:span text:style-name="_3c_tech_3e_">plus de cent cinquante lustres</text:span> attachez le long des palissades entre les arbres de la contr’allée. <text:span text:style-name="_3c_description_3e__20_Car">L’Isle estoit bordée de soixante-seize guéridons de fleurs portans </text:span><text:span text:style-name="_3c_tech_3e_">des girandoles</text:span> <text:span text:style-name="_3c_description_3e__20_Car">de crystal allumées de</text:span> <text:span text:style-name="_3c_tech_3e_">bougies</text:span>. La table estoit dressée au milieu, &amp; décorée d’une façon toute singuliére. Une maniére d’Edifice occupoit presque tout l’espace de cette table, ne laissant qu’un large bord tout au tour pour les couverts &amp; le service des viandes. Cét Edifice estoit composé de <text:span text:style-name="_3c_description_3e__20_Car">toutes sortes de fruits ingenieusement arrangez dans cent douzaines de petites porcelaines</text:span>, qui faisoient comme le corps solide de cét agréable bastiment. <text:span text:style-name="_3c_description_3e__20_Car">Il estoit divisé par seize arcades ; &amp; chaque arca</text:span><text:span text:style-name="_3c_description_3e__20_Car">de avoit quatre colonnes torses &amp; accouplées qui portoient la corniche. Ces colonnes estoient dorées &amp; garnies de fleurs de mesme que leurs bases &amp; leurs chapiteaux. Du milieu des arcades pendoient de doubles festons ; &amp; au dessus des colonnes estoient </text:span><text:span text:style-name="_3c_tech_3e_">des</text:span><text:span text:style-name="_3c_tech_3e_"> girandoles</text:span><text:span text:style-name="_3c_description_3e__20_Car"> de crystal allumées de</text:span> <text:span text:style-name="_3c_tech_3e_">bougies</text:span>. <text:span text:style-name="_3c_description_3e__20_Car">Cent petits vases d’orangers &amp; de tubereuses posez sur la corniche luy</text:span> <text:span text:style-name="_3c_pb_3e_">9</text:span> <text:span text:style-name="_3c_description_3e__20_Car">servoient d’amortissement</text:span>. <text:span text:style-name="_3c_description_3e__20_Car">Mais la quantité presque incroyable de cuvettes &amp; de jattes de porcelaine remplies de fruits, &amp; le grand nombre </text:span><text:span text:style-name="_3c_description_3e__20_Car">de vases de crystal servans pour les glaces &amp; les liqueurs, faisoit la somptuosité de cette table, sur laquelle les viandes furent servies avec une magnificence extraordinaire</text:span>.</text:p>
      <text:p text:style-name="Text_20_body">Pendant que <text:span text:style-name="_3c_tech_3e_">le souper</text:span> dura, <text:span text:style-name="_3c_persName_3e_">les violons</text:span> &amp; <text:span text:style-name="_3c_persName_3e_">les hautbois</text:span> firent parmi le bruit des Fontaines, retentir ces lieux d’une harmonie tres-charmante.</text:p>
      <text:p text:style-name="Text_20_body">&lt;figure&gt;</text:p>
      <text:p text:style-name="Text_20_body"><text:span text:style-name="_3c_pb_3e_">np</text:span></text:p>
      <text:p text:style-name="Text_20_body">&lt;figure&gt;</text:p>
      <text:p text:style-name="Text_20_body"><text:span text:style-name="_3c_pb_3e_">11</text:span> <text:span text:style-name="_3c_label.head_3e__20_Car">TROISIÉME JOURNÉE.</text:span></text:p>
      <text:p text:style-name="Text_20_body"><text:span text:style-name="_3c_date_3e_">LE dix-neuviéme du mesme mois</text:span> <text:span text:style-name="_3c_persName_3e_">le ROY</text:span> alla se promenez à <text:span text:style-name="_3c_placeName_3e_">la MENAGERIE</text:span>, où il donna <text:span text:style-name="_3c_tech_3e_">la collation</text:span> <text:span text:style-name="_3c_persName_3e_">aux Dames</text:span> de la Cour. C’est un lieu situé dans <text:span text:style-name="_3c_placeName_3e_">le Parc de VERSAILLES</text:span>, à l’un des bouts du Canal, vis-à-vis de <text:span text:style-name="_3c_placeName_3e_">TRIANON</text:span>. On y voit tout ce qui peut rendre la vie champestre agréable &amp; divertissante par la nourriture des animaux de toutes sortes d’especes. <text:span text:style-name="_3c_description_3e__20_Car">Au bout d’une longue avenuë d’arbres est un petit Palais, dont la principale piéce est un Salon de figure octogone. Il est environné d’une balustrade tout autour, d’où l’on voit sept cours qui aboutissent à la cour du milieu, &amp; qui en sont separées par des grilles de fer, qui formoient une figure semblable à celle du Salon. Toutes ces cours sont remplies d’une infinité d’oiseaux tres-rares, &amp; d’une quantité incroyable d’autres animaux sauvages.</text:span></text:p>
      <text:p text:style-name="Text_20_body">Après <text:span text:style-name="_3c_tech_3e_">la collation</text:span> qui fut tres-magnifique, <text:span text:style-name="_3c_persName_3e_">Sa MAJESTÉ</text:span> estant montée sur <text:span text:style-name="_3c_placeName_3e_">le can</text:span><text:span text:style-name="_3c_placeName_3e_">al</text:span> dans des gondoles superbement parées, fut suivie de <text:span text:style-name="_3c_tech_3e_">la musique</text:span>, <text:span text:style-name="_3c_persName_3e_">des violons</text:span> &amp; <text:span text:style-name="_3c_persName_3e_">des hautbois</text:span> qui estoient dans un grand vaisseau. Elle demeura <text:span text:style-name="_3c_date_3e_">environ une heure</text:span> à goûteur la fraîcheur du <text:span text:style-name="_3c_date_3e_">soir</text:span>, &amp; entendre les agréables <text:span text:style-name="_3c_tech_3e_">concerts</text:span> des voix &amp; des instrumens, qui seuls interrompent alors le silence de la nuit qui commençoit à paroître.</text:p>
      <text:p text:style-name="Text_20_body">En suite de cela <text:span text:style-name="_3c_persName_3e_">le ROY</text:span> descendit à la teste du canal, &amp; estant entré dans sa caleche, alla au <text:span text:style-name="_3c_tech_3e_">Théatre</text:span> que l’on avoit dressé devant <text:span text:style-name="_3c_placeName_3e_">la GROTTE</text:span> pour la representation de <text:span text:style-name="_3c_tech_3e_">la Comedie du MALADE IMAGINAIRE</text:span>, dernier ouvrage du <text:span text:style-name="_3c_persName_3e_">sieur Moliére</text:span>.</text:p>
      <text:p text:style-name="Text_20_body"><text:soft-page-break/>L’aspect de <text:span text:style-name="_3c_placeName_3e_">la Grott</text:span><text:span text:style-name="_3c_placeName_3e_">e</text:span> servoit de fond à <text:span text:style-name="_3c_tech_3e_">ce Théatre</text:span> <text:span text:style-name="_3c_description_3e__20_Car">élevé de deux pieds &amp; demi de terre. Le frontispice estoit une grande corniche architravée, soûtenuë aux deux extrémitez par deux massifs avec des ornemens rustiques, &amp; semblables à ceux qui paroissent au dehors de la Grotte.</text:span><text:span text:style-name="_3c_description_3e__20_Car"> Dans chaque massif il y avoit deux niches, où sur des piedestaux on voyoit deux figures representant d’un costé </text:span><text:span text:style-name="_3c_name_3e_">Hercule</text:span><text:span text:style-name="_3c_description_3e__20_Car"> tenant sa massuë, &amp; terassant </text:span><text:span text:style-name="_3c_name_3e_">l’Hydre</text:span><text:span text:style-name="_3c_description_3e__20_Car">, &amp; de l’autre costé </text:span><text:span text:style-name="_3c_name_3e_">Apollon</text:span><text:span text:style-name="_3c_description_3e__20_Car"> appuyé sur son arc, &amp; foulant aux pieds </text:span><text:span text:style-name="_3c_name_3e_">le serpent Python</text:span>.</text:p>
      <text:p text:style-name="Text_20_body"/>
      <text:p text:style-name="Text_20_body"><text:span text:style-name="_3c_pb_3e_">12</text:span> <text:span text:style-name="_3c_description_3e__20_Car">Au de</text:span><text:span text:style-name="_3c_description_3e__20_Car">ssus de la corniche s’élevoit un fronton, dont le tympan estoit rempli des armes du ROY.</text:span></text:p>
      <text:p text:style-name="Text_20_body"><text:span text:style-name="_3c_tech_3e_">Sept grands lustres</text:span> <text:span text:style-name="_3c_description_3e__20_Car">pendoient sur le devant du</text:span> <text:span text:style-name="_3c_tech_3e_">Théatre</text:span> qui estoit avancé au devant des trois portes de la Grotte. <text:span text:style-name="_3c_description_3e__20_Car">Les costez estoient ornez d’une agréable <text:s/>feuïllée</text:span> ; mais au travers des portes où le Théatre continuoit de s’étendre, l’on voyoit que la Grotte mesme luy servoit de principale décoration. Elle estoit éclairée d’une <text:span text:style-name="_3c_tech_3e_">quantité de girandoles </text:span><text:span text:style-name="_3c_description_3e__20_Car">de crystal, posées sur des guéridons d’or &amp; d’azur, &amp; d’</text:span><text:span text:style-name="_3c_tech_3e_">une infinité </text:span><text:span text:style-name="_3c_tech_3e_">d’autres lumiéres</text:span> <text:span text:style-name="_3c_description_3e__20_Car">qu’on avoit mises sur les corniches &amp; sur toutes les autres saillies.</text:span></text:p>
      <text:p text:style-name="Text_20_body"><text:span text:style-name="_3c_description_3e__20_Car">La table de marbre qui est au milieu estoit environnée de quantité de festons de fleurs, &amp; chargée d’une grande corbeille de mesme</text:span>.</text:p>
      <text:p text:style-name="Text_20_body"><text:span text:style-name="_3c_description_3e__20_Car">Au fond des trois ouvertures l’on v</text:span><text:span text:style-name="_3c_description_3e__20_Car">oyoit les trois grandes niches où sont ces groupes de Figures de marbre blanc</text:span>, dont la beauté sujet, &amp; l’excellence du travail sont une des grandes richesses de ce lieu.</text:p>
      <text:p text:style-name="Text_20_body">Dans la niche du milieu <text:span text:style-name="_3c_name_3e_">Apollon</text:span> est representé assis &amp; environné des <text:span text:style-name="_3c_name_3e_">Nymphes de Théti</text:span><text:span text:style-name="_3c_name_3e_">s</text:span> qui le parfument ; &amp; dans les deux autres, sont ses chevaux avec des <text:span text:style-name="_3c_name_3e_">Tritons </text:span>qui les pansent.</text:p>
      <text:p text:style-name="_3c_description_3e_">Du haut de la niche du milieu tombe derriére les Figures une grande nape d’eau qui sort de l’urne que tient un Fleuve couché sur une roche ; cette eau qui s’est répanduë au pied des Figures dans un grand bassin de marbre, retombe ensuite jusqu’en bas par grandes napes, partie entiéres &amp; partie dechirées : Et des niches où sont les chevaux, il tombe pareillement des napes d’eau qui sont des chûtes admirables. Mais toutes ces cascades estant alors éclairées d’une <text:span text:style-name="_3c_tech_3e_">infinité de bougies</text:span> qu’on ne voyoit pas, faisoient des effets d’autant plus merveilleux &amp; plus surprenans, qu’il n’y avoit point de goute d’eau qui ne brillast du feu de <text:span text:style-name="_3c_tech_3e_">tant de lumiéres</text:span>, &amp; qui ne renvoyast autant de clartez qu’elle en recevoit.</text:p>
      <text:p text:style-name="Text_20_body">Ce fut à la veûë d’une si agréable décoration que <text:span text:style-name="_3c_persName_3e_">les Comédiens de la Troupe du Roy</text:span> representent <text:span text:style-name="_3c_tech_3e_">le MALADE IMAGINAIRE</text:span>, dont <text:span text:style-name="_3c_persName_3e_">leurs MAJESTEZ</text:span> &amp; toute la Cour ne receûrent pas moins de plaisir qu’elles en ont toûjours eû aux piéces de <text:span text:style-name="_3c_persName_3e_">son Autheur</text:span>.</text:p>
      <text:p text:style-name="Text_20_body"><text:span text:style-name="_3c_pb_3e_">np</text:span></text:p>
      <text:p text:style-name="Text_20_body">&lt;figure&gt;</text:p>
      <text:p text:style-name="Text_20_body"><text:span text:style-name="_3c_pb_3e_"/></text:p>
      <text:p text:style-name="Text_20_body"><text:span text:style-name="_3c_pb_3e_">13 </text:span><text:span text:style-name="_3c_label.head_3e__20_Car">QUATRIÉME JOURNÉE.</text:span></text:p>
      <text:p text:style-name="Text_20_body"><text:soft-page-break/><text:span text:style-name="_3c_date_3e_">LE Samedy vingt-huitiéme de juillet</text:span> <text:span text:style-name="_3c_persName_3e_">le ROY</text:span> ayant donné ordre que la Feste de ce jour-là fust encore plus magnifique &amp; plus décorée que les précédentes, commanda qu’on préparast <text:span text:style-name="_3c_tech_3e_">la collation</text:span> au <text:span text:style-name="_3c_tech_3e_">THEATRE</text:span> qui est dans un des bois du <text:span text:style-name="_3c_placeName_3e_">petit Parc</text:span>.</text:p>
      <text:p text:style-name="Text_20_body"><text:span text:style-name="_3c_description_3e__20_Car">C’est une grande place presque ronde, &amp; separée en deux parties : la premiére qui sert l’Orchestre, contient un demi-cerc</text:span><text:span text:style-name="_3c_description_3e__20_Car">le, autour duquel sont élevées trois marches en forme de siéges pour servir d’un Amphitéatre, dont la derniére marche fait une allée en terasse, couverte d’un rang d’ormes sur le devant avec des palissades de charmes par derriére.</text:span> <text:span text:style-name="_3c_description_3e__20_Car">L’autre partie qui est tr</text:span><text:span text:style-name="_3c_description_3e__20_Car">ois à quatre pieds plus haute que l’Orchestre, compose </text:span><text:span text:style-name="_3c_tech_3e_">le Théatre</text:span><text:span text:style-name="_3c_description_3e__20_Car">.</text:span> <text:span text:style-name="_3c_description_3e__20_Car">Il s’éleve dans le fond par un petit talus de gazon qui laisse des passages pour </text:span><text:span text:style-name="_3c_persName_3e_">les Acteurs</text:span><text:span text:style-name="_3c_description_3e__20_Car"> ; &amp; dans la palissade qui l’environne, il y a quatre grandes niches remplies de </text:span><text:span text:style-name="_3c_tech_3e_">bassins de fonta</text:span><text:span text:style-name="_3c_tech_3e_">ines</text:span><text:span text:style-name="_3c_description_3e__20_Car"> rustiquement travaillez</text:span>.</text:p>
      <text:p text:style-name="Text_20_body">Dans ces bassins on en voit d’autres plus élevez, où sont assis des Enfans qui se jouënt : les uns avec un Cygne, les autres tiennent un Griffon, les autres une Ecrevisse, les autres une Lyre de bronze ; &amp; de tous ces bassins il sort de l’eau en abondance.</text:p>
      <text:p text:style-name="Text_20_body"><text:span text:style-name="_3c_description_3e__20_Car">Entre ces quatre niches il y a trois allées qui s’enfoncent dans le bois, &amp; dont la largeur diminuant peu à peu sans qu’on s’en apperçoive, aide à tromper la veûë, &amp; les font paroître encore beaucoup plus longues qu’elles n</text:span><text:span text:style-name="_3c_description_3e__20_Car">e sont. Ces allées forment trois perpectives d’une beauté toute nouvelle. Car dans leur milieu il y a un canal de quatre à cinq toises de large, revêtu des deux costez de divers coquillages, qui d’un costé sont terminées par des palissades de charme, &amp; de </text:span><text:span text:style-name="_3c_description_3e__20_Car">l’autre le long du canal, par de petits arbrisseaux verts avec des pots de porcelaine d’espace en espace. L’eau de ces canaux n’est pas une eau tranquille &amp; paisible : ce sont plusieurs cascades qui tombent les unes sur les autres, &amp; qui tirent leur source</text:span><text:span text:style-name="_3c_description_3e__20_Car"> d’un grand bassin de</text:span> <text:span text:style-name="_3c_pb_3e_">14</text:span> <text:span text:style-name="_3c_description_3e__20_Car">coquillage élevé au bout du canal sur trois autres bassins</text:span>. L’eau qui en sort par grandes napes vient enfin jusques sur le bord du <text:span text:style-name="_3c_tech_3e_">Théatre</text:span>, où après avoir passé par des coulettes, elle finit dans trois bassins qui sont vis-à-vis des cascades.</text:p>
      <text:p text:style-name="Text_20_body">Il y a encore aux costez du Théatre joignant l’Amphithéatre deux bassins, d’où s’élevent <text:span text:style-name="_3c_tech_3e_">deux lances d’eau</text:span> ; &amp; du bord du Théatre tombent deux napes d’eau l’une sur l’autre, qui separent l’Orchestre. Mais ce qui surprend davantage est la <text:span text:style-name="_3c_tech_3e_">quant</text:span><text:span text:style-name="_3c_tech_3e_">ité des jets d’eau</text:span> qui sortent du milieu de ces canaux &amp; des costez des allées, lesquels forment <text:span text:style-name="_3c_tech_3e_">une infinité de figures d’eau</text:span> toutes differentes.</text:p>
      <text:p text:style-name="Text_20_body">C’est dans cét agréable lieu que l’on avoit préparé <text:span text:style-name="_3c_tech_3e_">une Collation</text:span> <text:span text:style-name="_3c_description_3e__20_Car">d’une grandeur &amp; d’une magnificence vrayme</text:span><text:span text:style-name="_3c_description_3e__20_Car">nt Royale</text:span>. Il n’y avoit point de table dressée dans cette Place : il sembloit que le lieu mesme presentast à la Compagnie les differens mets dont elle devoit estre regalée. Car c’estoit sur les trois marches qui environnent la Place en forme d’Amphitéatre qu’on les avoit disposez dans un ordre qui charmoit les yeux de tout le monde, &amp; avec une abondance presque incroyable. Sur le troisiéme &amp; plus haut des degrez regnoit <text:span text:style-name="_3c_description_3e__20_Car">un ornement de fleurs, composé de vingt-quarte grandes bordures en forme de miroirs, qui</text:span><text:span text:style-name="_3c_description_3e__20_Car"> renfermoient les chiffres du ROY</text:span>. <text:span text:style-name="_3c_description_3e__20_Car">Entre chaque miroir il y avoit un grand oranger chargé de fleurs &amp; de fruits ; &amp; ces orangers &amp; ces miroirs estoient joints les uns aux autres par des festons de fleurs agencez d’une maniére tres-galante</text:span>.</text:p>
      <text:p text:style-name="P2"><text:soft-page-break/>Sur les deux autres degrez il y avoit dans de grands vases de porcelaine cent soixante tant pommiers, abricotiers, péchers, qu’autres differens arbrisseaux tous chargez de leurs fruits. Plusieurs vases remplis de lauriers-roses, &amp; d’autres fleurs estoient agréablement placez parmi ces arbrisseaux ; &amp; entre les arbres &amp; les fleurs on voyoit sur de petits piedestaux de fleurs plus de trois cens ou jattes fruits de la saion, élevez en pyramide dans un arrangment de couleurs &amp; de figures tres-agréables.</text:p>
      <text:p text:style-name="Text_20_body"><text:span text:style-name="_3c_description_3e__20_Car">Six-vingts corbeilles</text:span><text:span text:style-name="_3c_description_3e__20_Car"> remplies de diverses pastes &amp; de confitures seches estoient entremêlées parmi les autres fruits. Quatre cens tasses de crystal pleines de glaces, &amp; une infinité de caraffes de mesmes remplies de toutes sortes de liqueurs, &amp; posées ou sur des soucoupes de </text:span><text:span text:style-name="_3c_description_3e__20_Car">crystal, ou dans </text:span><text:span text:style-name="_3c_pb_3e_">15</text:span><text:span text:style-name="_3c_description_3e__20_Car"> des cuvettes de porcelaine, contribuoient beaucoup à l’agréable variété de cette somptueuse </text:span><text:span text:style-name="_3c_tech_3e_">Collation</text:span>.</text:p>
      <text:p text:style-name="Text_20_body">Quand <text:span text:style-name="_3c_persName_3e_">leurs MAJESTEZ</text:span> eurent commencé à prendre des fruits, le reste de la Cour choisit dans une si grande abondance de toutes choses ce qui luy plût davantage ; &amp; durant ce temps-là chacun avoit le plaisir de voir jallir les eaux en cent maniéres differentes : car tantost tous ces canaux paroissoient de longues allées d’eau en forme de berceaux ornez de <text:span text:style-name="_3c_tech_3e_">plusieurs jets</text:span> d’espace en espace ; tantost c’étoit <text:span text:style-name="_3c_tech_3e_">plusieurs palissades de lances</text:span> <text:span text:style-name="_3c_description_3e__20_Car">de crystal</text:span>, qui separoient les canaux &amp; les allées en plusieurs autres allées ; tantost c’estoit des grilles d’eau accompagnées de <text:span text:style-name="_3c_tech_3e_">petits chandeliers</text:span> ; tantost des <text:span text:style-name="_3c_tech_3e_">aigrettes</text:span> qui s’élevoient à la hauteur des arbres ; enfin la grande quantité d’eau qui sort de ces lieux faisoit alors des effets qu’il est impossible de bien décrire.</text:p>
      <text:p text:style-name="Text_20_body">Après que <text:span text:style-name="_3c_persName_3e_">leurs MAJESTEZ</text:span> eûrent demeuré dans ce lieu si charmant <text:span text:style-name="_3c_date_3e_">jusqu’à l’entrée de la nuit</text:span>, Elles se rendirent au bout <text:span text:style-name="_3c_placeName_3e_">l’allée du Dragon</text:span> du costé de <text:span text:style-name="_3c_placeName_3e_">la tour d’eau</text:span>, où elles trouvérent <text:span text:style-name="_3c_tech_3e_">un Théatre</text:span> dressé pour <text:span text:style-name="_3c_tech_3e_">l’OPERA des Festes de l’Amour &amp; de Bacchus</text:span>.</text:p>
      <text:p text:style-name="Text_20_body"><text:span text:style-name="_3c_description_3e__20_Car">La face du Théatre representoit un grand morceau d’Architecture d’ordre Corinthien. Le milieu qui </text:span><text:span text:style-name="_3c_description_3e__20_Car">en faisoit l’ouverture estoit orné d’une grande corniche soûtenuë des deux costez par deux massifs formez en demi-cercle, &amp; dont les extrémitez avançoient davantage du costé de l’Orchestre. Ces massifs estoient accompagnez de trois colonnes &amp; de trois pila</text:span><text:span text:style-name="_3c_description_3e__20_Car">stres accouplez sous la corniche à l’ouverture du Théatre, &amp; une colonne &amp; un pilastre sur le devant proche de l’Orchestre. <text:s/>Au milieu de chaque massif il y avoit des niches, où sur des piedestaux estoient élevées deux statuës de bronze doré, l’une represe</text:span><text:span text:style-name="_3c_description_3e__20_Car">ntant la Justice, &amp; l’autre la Felicité du Regne : la premiére tenoit une épée &amp; des balances, &amp; l’autre portoit une corne d’abondance remplie de fruits &amp; de fleurs. Les colonnes &amp; les pilastres estoient de lapis, striez, &amp; canelez : les bases, les chapite</text:span><text:span text:style-name="_3c_description_3e__20_Car">aux, &amp; les ceintes ou bandes qui environnoient le fust de la colonne, estoient enrichis d’ornemens de bronze doré</text:span>.</text:p>
      <text:p text:style-name="Text_20_body">Au-delà de cette face paroissoit <text:span text:style-name="_3c_placeName_3e_">un jardin</text:span> <text:span text:style-name="_3c_description_3e__20_Car">fort délicieux : il estoit disposé par grandes allées bordées de part &amp; d’autre de palissades d’a</text:span><text:span text:style-name="_3c_description_3e__20_Car">rbres verts industrieusement taillez en diverses maniéres</text:span>. <text:span text:style-name="_3c_description_3e__20_Car">Plusieurs figures representant des Thermes </text:span><text:span text:style-name="_3c_pb_3e_">16</text:span><text:span text:style-name="_3c_description_3e__20_Car"> portoient des consoles &amp; des corniches taillées dans les palissades mesmes</text:span> ; &amp; entre ces Thermes il y avoit des <text:span text:style-name="_3c_tech_3e_">bassins de fontaine</text:span>, d’où sortoit de l’eau.</text:p>
      <text:p text:style-name="Text_20_body">La décoration changea au dernier Acte : <text:span text:style-name="_3c_tech_3e_">le Théatre</text:span> s’estant ouvert des deux costez, l’on vit de part &amp; d’autre <text:span text:style-name="_3c_name_3e_">une quantité Bergers du chœur de l’Amour</text:span> assis des des portiques de verdure, &amp; joüans de divers instrumens ; &amp; le fond du Théatre s’estant aussi ouvert, il parut <text:span text:style-name="_3c_name_3e_">plus de </text:span><text:soft-page-break/><text:span text:style-name="_3c_name_3e_">cinquante Satyres du chœur de Bacchus</text:span> ; &amp; tous ensemble joignant leurs voix au son Instrumens, mirent fin à <text:span text:style-name="_3c_tech_3e_">la piéce</text:span>, dont <text:span text:style-name="_3c_tech_3e_">la Musique</text:span> est l’Ouvrage du <text:span text:style-name="_3c_persName_3e_">sieur de Lully</text:span>.</text:p>
      <text:p text:style-name="Text_20_body">Au sortir de ce lieu <text:span text:style-name="_3c_persName_3e_">leurs MAJESTEZ</text:span> monterent dans leurs caleches, &amp; à la clarté de <text:span text:style-name="_3c_tech_3e_">cent flambeaux</text:span> firent un tour de promenade dans <text:span text:style-name="_3c_placeName_3e_">le petit Parc</text:span>. Elles passerent devant <text:span text:style-name="_3c_placeName_3e_">le bassin d’Apollon</text:span> ; &amp; estant remontées entre le parterre d’eau &amp; le fer à cheval, virent les surprenans effets d’un <text:span text:style-name="_3c_tech_3e_">Feu d’artifice</text:span> qui tira sur <text:span text:style-name="_3c_placeName_3e_">le canal</text:span>, où l’eau &amp; l’air parurent éclairez de differentes sortes.</text:p>
      <text:p text:style-name="Text_20_body">La teste du Canal estoit d’abord environnée de <text:span text:style-name="_3c_tech_3e_">Figures d’illuminations</text:span>, qui renfermoient cette piéce d’eau d’un ornement tres-riche &amp; de <text:span text:style-name="_3c_tech_3e_">lumiéres</text:span> <text:span text:style-name="_3c_description_3e__20_Car">tres-douces</text:span> : mais incontinent après il sortit de ces Figures <text:span text:style-name="_3c_tech_3e_">une infinité de feux</text:span>, qui couvrirent l’eau, &amp; la firent paroître toute de flamme.</text:p>
      <text:p text:style-name="Text_20_body"><text:span text:style-name="_3c_tech_3e_">Mille fusées</text:span> s’élevérent en l’air, qui le remplirent de lumiéres differentes, pendant que tout retentissoit du bruit des canons &amp; des boëtes qui estoient dans <text:span text:style-name="_3c_placeName_3e_">le grand Parc</text:span>.</text:p>
      <text:p text:style-name="Text_20_body">Après cela, la Cour remplie de l’agréable idée de tant de magnifiques spectacles revint au <text:span text:style-name="_3c_placeName_3e_">Chasteau</text:span> <text:span text:style-name="_3c_date_3e_">un peu après minuit</text:span>, où <text:span text:style-name="_3c_persName_3e_">leurs MAJESTEZ</text:span> trouverent un nouveau sujet d’étonnement &amp; d’admiration.</text:p>
      <text:p text:style-name="Text_20_body">Ils embloit que tous <text:span text:style-name="_3c_tech_3e_">les feux</text:span> qui venoient de paroître en l’air au-dessus du <text:span text:style-name="_3c_placeName_3e_">Canal</text:span> fussent venus se ranger dans <text:span text:style-name="_3c_placeName_3e_">la petite cour de marbre</text:span>, où <text:span text:style-name="_3c_tech_3e_">mille lumiéres</text:span> qui paroissoient autant d’étoilles étincelantes formoient une colonne de feu.</text:p>
      <text:p text:style-name="Text_20_body">On voyoit à l’entour de la Fontaine <text:span text:style-name="_3c_description_3e__20_Car">une grande table de figure octogone de Festons de fleurs d’orange, de tubereuses, &amp; d’œillets, &amp; décorée au-dessus d’une maniére toute </text:span><text:span text:style-name="_3c_description_3e__20_Car">extraordinaire</text:span>.</text:p>
      <text:p text:style-name="Text_20_body"><text:span text:style-name="_3c_description_3e__20_Car">Car cette table qui avoit au moins treize toises de tour, servoit de base à huit consoles de lapis enrichies d’or, qui posant sur les huit angles, s’élevoient à la hauteur de quatorze </text:span><text:span text:style-name="_3c_pb_3e_">17</text:span><text:span text:style-name="_3c_description_3e__20_Car"> pieds, &amp; portoient un plafond de mesme figure octogo</text:span><text:span text:style-name="_3c_description_3e__20_Car">ne</text:span>.</text:p>
      <text:p text:style-name="P2">Chaque face du plafond répondoit au tailloir d’une des consoles, &amp; les entredeux rentroient au centre par un demi-cercle ; en sorte que tout le contour de ce plafond estoit profilé de huit avances entre huit demi-cercles qui en faisoient la figure.</text:p>
      <text:p text:style-name="P3"><text:span text:style-name="Police_20_par_20_défaut"><text:span text:style-name="T3">S</text:span></text:span><text:span text:style-name="Police_20_par_20_défaut"><text:span text:style-name="T3">ur la rampe de chaque console il y en avoit une autre plus petite, qui estoit d’or, &amp; portoit une </text:span></text:span><text:span text:style-name="_3c_tech_3e_"><text:span text:style-name="T3">girandole de crystal</text:span></text:span><text:span text:style-name="Police_20_par_20_défaut"><text:span text:style-name="T3"> allumée de </text:span></text:span><text:span text:style-name="_3c_tech_3e_"><text:span text:style-name="T3">plusieurs bougies</text:span></text:span><text:span text:style-name="Police_20_par_20_défaut"><text:span text:style-name="T3">. Plus bas &amp; à l’endroit où commençoient les volutes, on voyoit huit Figures d’argent drapées d’or. Ces figur</text:span></text:span><text:span text:style-name="Police_20_par_20_défaut"><text:span text:style-name="T3">es estoient assises &amp; disposées en differenes attitudes, tenans toutes des flageolets &amp; autres instrumens champestres, dont elles sembloient jouër.</text:span></text:span></text:p>
      <text:p text:style-name="Text_20_body">Au dessous estoit une autre petite console, en forme de rose, qui avançoit sur la table, &amp; portoit <text:span text:style-name="_3c_tech_3e_">une gira</text:span><text:span text:style-name="_3c_tech_3e_">ndole</text:span>.</text:p>
      <text:p text:style-name="Text_20_body"><text:span text:style-name="_3c_description_3e__20_Car">Au haut &amp; du milieu des rouleaux qui estoient au dessous du tailloir, sortoient huit gros festons de fruits &amp; de fleurs, qui pendoient entre chaque rouleau</text:span>.</text:p>
      <text:p text:style-name="Text_20_body"><text:span text:style-name="_3c_description_3e__20_Car">Le plafond qui posoit sur les consoles estoit divisé par differens paneaux d’or &amp; d’azur, au milieu desquels &amp; entre chaque tailloir il y avoit une rose d’or qui soûtenoit </text:span><text:span text:style-name="_3c_tech_3e_">un lustre</text:span><text:span text:style-name="_3c_description_3e__20_Car"> de </text:span><text:soft-page-break/><text:span text:style-name="_3c_description_3e__20_Car">crystal ; mais ce plafond n’estoit pas également plein : il estoit percé en rond dans le milieu, &amp; avoit une ouverture de trois pieds &amp; demi de diamétre au dessus de la fontaine</text:span>.</text:p>
      <text:p text:style-name="Text_20_body">Toute la corniche du plafond estoit entourée de <text:span text:style-name="_3c_tech_3e_">bougies</text:span> <text:span text:style-name="_3c_description_3e__20_Car">espacées à trois pouces l’une de l’autre</text:span>, &amp; au droit de chaque console il y avoit sur la mesme corniche un petit piedestal, qui portoit une <text:span text:style-name="_3c_tech_3e_">girandole</text:span>.</text:p>
      <text:p text:style-name="Text_20_body">Au dessus de <text:span text:style-name="_3c_tech_3e_">cette machine</text:span> <text:span text:style-name="_3c_description_3e__20_Car">es</text:span><text:span text:style-name="_3c_description_3e__20_Car">toit une Colonne toscane de dix-huit pieds de haut, avec sa base posée sur un zocle de marbre enrichi d’or. Cette Colonne avec sa base &amp; son chapiteau estoit percée à jour, &amp; le fust n’estoit representé que par un feston de fleurs d’or, qui tournoit en for</text:span><text:span text:style-name="_3c_description_3e__20_Car">me de vis depuis la base jusqu’au chapiteau, de la mesme maniére que les festons qui environnent d’ordinaire les colonnes torses.</text:span> Ce feston qui faisoit le seul corps de la Colonne portoit le long de toute son étenduë <text:span text:style-name="_3c_tech_3e_">une rangée de bougies</text:span> <text:span text:style-name="_3c_description_3e__20_Car">éloignées de troi</text:span><text:span text:style-name="_3c_description_3e__20_Car">s pouces l’une de l’autre</text:span> : ainsi sur toute la rampe de la vis il y avoit <text:span text:style-name="_3c_tech_3e_">six cens bougies</text:span> allumées. <text:s/>Le chapiteau &amp; la base, c’est-à-dire le zocle, le pleinte, &amp; le tore <text:span text:style-name="_3c_pb_3e_">18</text:span> portoient aussi <text:span text:style-name="_3c_tech_3e_">des rangées de bougies </text:span><text:span text:style-name="_3c_description_3e__20_Car">espacées comme les autres.</text:span> <text:span text:style-name="_3c_persName_3e_">Le sieur Vigaran</text:span><text:span text:style-name="_3c_persName_3e_">i</text:span> qui avoit disposé <text:span text:style-name="_3c_tech_3e_">cette machine</text:span>, avoit encore mis sur le haut de la Colonne un grand vase avec une couronne au dessus, le tout à jour, &amp; formé de semblables <text:span text:style-name="_3c_tech_3e_">lumiéres </text:span>que le chapiteau, auquel le vase servoit d’amortissement. De-sorte que cette Colonne, toute percée à jour depuis le bas jusqu’en haut, paroissoit une Colonne de lumiére, se soûtenant d’elle-mesme en l’air au dessus de la fontaine, d’où l’eau jalissoit au travers du plafond à une hauteur extraordinaire.</text:p>
      <text:p text:style-name="Text_20_body">Ce fut à l’entour de cette superbe décoration, &amp; sur une table si richement ornée, que <text:span text:style-name="_3c_persName_3e_">leurs MAJESTEZ</text:span>, &amp; <text:span text:style-name="_3c_persName_3e_">les Dames</text:span> que <text:span text:style-name="_3c_persName_3e_">le ROY</text:span> avoit nommées, souperent au bruit des eaux de la fontaine, pendant que d’un autre costé <text:span text:style-name="_3c_persName_3e_">les violons</text:span> &amp; <text:span text:style-name="_3c_persName_3e_">les hautbois</text:span> remplissoient ce lieu d’une agréable harmonie, qui dura <text:span text:style-name="_3c_date_3e_">jusques sur les deux heures</text:span> que <text:span text:style-name="_3c_persName_3e_">le ROY</text:span> &amp; toute sa Cour se retirerent.</text:p>
      <text:p text:style-name="Text_20_body">&lt;figure&gt;</text:p>
      <text:p text:style-name="Text_20_body"><text:span text:style-name="_3c_pb_3e_">np</text:span></text:p>
      <text:p text:style-name="Text_20_body">&lt;figure&gt;</text:p>
      <text:p text:style-name="Text_20_body"><text:span text:style-name="_3c_pb_3e_">19</text:span> <text:span text:style-name="_3c_label.head_3e__20_Car">CINQUIÉME JOURNÉE.</text:span></text:p>
      <text:p text:style-name="Text_20_body"><text:span text:style-name="_3c_date_3e_">LE Samedi dix-huitiéme d’Aoust</text:span> <text:span text:style-name="_3c_persName_3e_">leurs MAJESTEZ</text:span> estant sorties du Chasteau sur <text:span text:style-name="_3c_date_3e_">les six heures du soir</text:span>, firent un tour de promenade dans <text:span text:style-name="_3c_placeName_3e_">le petit Parc</text:span>, suivies de toute la Cour, au nombre de plus de trente carosses à six chevaux. En suite elles entrerent dans un des Bosquets, qui est entre l’allée Royale &amp; l’allée de Bacchus. Ces Bosquets sont composez par compartimens de plusieurs petites allées &amp; cabinets. <text:span text:style-name="_3c_description_3e__20_Car">Au milieu de chaque Bosquet il y a un bassin de fontaine, d’où s’éleve un piedestal, qui porte un autre bassin en forme de table rond</text:span><text:span text:style-name="_3c_description_3e__20_Car">e, dont les bords sont de pierres congelées de differentes couleurs. L’eau qui sort du milieu de ce bassin par la bouche d’un gros masque de bronze doré, retombe par napes dechirées dans la bassin d’embas. C’estoit à l’entor de ce bassin qu’on avoit dressé</text:span><text:span text:style-name="_3c_description_3e__20_Car"> une table de vingt-quatre pieds de diamétre pour la</text:span> <text:span text:style-name="_3c_tech_3e_">Collation</text:span>. <text:span text:style-name="_3c_description_3e__20_Car">Elle estoit orée par devant de festons de fleurs ; &amp; sur toute sa circonference il y avoit seize pyramides de fleurs chargées de fruits, de pastes, &amp; de confitures, disposées d’une maniére ing</text:span><text:span text:style-name="_3c_description_3e__20_Car">énieuse &amp; galante. Il y en avoit huit </text:span><text:soft-page-break/><text:span text:style-name="_3c_description_3e__20_Car">grandes &amp; huit petites : celles-cy estoient massives, &amp; les grandes estoient percées à jour. Au haut de chacune il y avoit une boule d’or, où estoient attachez de grands festons de fleurs, qui joignoient toutes les pyr</text:span><text:span text:style-name="_3c_description_3e__20_Car">amides les unes aux autres. Sur la table, entre chaque pyramide, l’on voyoit de grands vases de veritable glace, remplis de fruits &amp; de fleurs, &amp; à costé d’autres petutes pyramides de confitures glacées, accompagnées de porcelaines pleines de diverses liqu</text:span><text:span text:style-name="_3c_description_3e__20_Car">eurs à la glace. Le devant de la table estoit chargé de grandes cuvettes &amp; de jattes de porcelaine remplies à fond de toutes sortes de fruits &amp; de quantité de corbeilles pleines de conserves &amp; de fruits confits.</text:span></text:p>
      <text:p text:style-name="Text_20_body">Dans les quatre allées principales du Bosquets qui se terminent à cette fontaine, il y a quatre cabinets qui n’en sont éloignez que de vingt pas ou environ. <text:span text:style-name="_3c_description_3e__20_Car">Au milieu de chaque cabinet il y avoit une table de dix pieds en quarré aussi environnée de festons de fleurs, &amp; sur laquelle estoit une pyrami</text:span><text:span text:style-name="_3c_description_3e__20_Car">de de cinq pieds de haut sur cinq de large : dans sa </text:span><text:span text:style-name="_3c_pb_3e_">20 </text:span><text:span text:style-name="_3c_description_3e__20_Car">base elle estoit composée de differentes sortes de fruits crus, qui s’élevoient par degrez. Dans les angles &amp; sur chaque degré il y avoit un vase de porcelaine rempli de fleurs, &amp; de petits orangers m</text:span><text:span text:style-name="_3c_description_3e__20_Car">is alternativement l’un sur l’autre. Quatre autres pyramides de moindre grandeur, &amp; solidement faites de mesmes fruits, estoient aux quatre coins de la table, dont le reste estoit chargé de jattes, de cuvettes de porcelaine, &amp; de corbeilles pleines de frui</text:span><text:span text:style-name="_3c_description_3e__20_Car">ts &amp; de confitures ; &amp; sur des soucoupes de crystal il </text:span><text:span text:style-name="_3c_description_3e__20_Car">y avoit toutes sortes de liqueurs.</text:span> Ces tables estoient destinées pour les personnes qui ne mangeoient pas à la table du <text:span text:style-name="_3c_persName_3e_">ROY</text:span>, laquelle surpassoit les autres par la disposition extraordinaire de tous les mets dont elle estoit servie, &amp; par le beau <text:span text:style-name="_3c_tech_3e_">jet d’eau</text:span> qui sortoit du milieu avec un éclat &amp; un bruit tres-agréable.</text:p>
      <text:p text:style-name="Text_20_body">Après que <text:span text:style-name="_3c_persName_3e_">leurs MAJESTEZ</text:span> eûrent fait <text:span text:style-name="_3c_tech_3e_">Collation</text:span> au son <text:span text:style-name="_3c_persName_3e_">des violons</text:span> &amp; <text:span text:style-name="_3c_persName_3e_">des hautbois</text:span>, toutes les tables furent abandonnées au pillage, ainsi qu’elles ont accoustumé de l’estre en ces sortes de rencontres ; &amp; <text:span text:style-name="_3c_persName_3e_">le ROY</text:span> estant remonté dans la caléche, s’en alla suivi de toute la Cour au bout de l’allée qui va dans <text:span text:style-name="_3c_placeName_3e_">l’Orangerie</text:span>, où l’on avoit dressé <text:span text:style-name="_3c_tech_3e_">un Théatre</text:span>.</text:p>
      <text:p text:style-name="Text_20_body">La décoration estoit toute differente de celle des autres dont il a esté parlé, mais tres-agréable : elle representoit une longue allée de verdure, où de part &amp; d’autre il y avoit des bassins de fontaine, &amp; d’espace en espace des grottes d’un ouvrage rustique, mais travaillé tres-délicatement. <text:span text:style-name="_3c_description_3e__20_Car">Su</text:span><text:span text:style-name="_3c_description_3e__20_Car">r leur entablement regnoit une balustrade, où estoient arrangez des vases de porcelaine pleins de fleurs. Les bassins des fontaines estoient de marbre, soûtenus par des Tritons dorez ; &amp; dans ces bassins on en voyoit d’autres plus élevez, qui portoient de </text:span><text:span text:style-name="_3c_description_3e__20_Car">grandes statuës d’or. Cette allée se terminoit dans le fond du Théatre par des tentes qui avoient rapport à celles qui couvroient l’Orchestre ; &amp; au-delà paroissoit une longue allée, qui estoit l’allée mesme de l’Orangerie, bordée des deux costez de grands</text:span><text:span text:style-name="_3c_description_3e__20_Car"> orangers &amp; de grenadiers entremêlez de plusieurs vases de porcelaine remplis de diverses fleurs. Entre chaque arbre il y avoit de grands candelabres &amp; des guéridons d’or &amp; d’azur, qui portoient des </text:span><text:span text:style-name="_3c_tech_3e_">girandoles</text:span><text:span text:style-name="_3c_description_3e__20_Car"> de crystal allumées de </text:span><text:span text:style-name="_3c_tech_3e_">plusieurs bougies</text:span><text:span text:style-name="_3c_description_3e__20_Car">. Cett</text:span><text:span text:style-name="_3c_description_3e__20_Car">e allée finissoit par un portique de marbre : les pilastres qui en soûtenoient la corniche, estoient de lapis, &amp; la porte paroissoit toute d’orfévrerie.</text:span></text:p>
      <text:p text:style-name="Text_20_body"><text:span text:style-name="_3c_pb_3e_">21</text:span> Sur <text:span text:style-name="_3c_tech_3e_">ce Théatre</text:span> ornée de la méniére que je viens de dire, <text:span text:style-name="_3c_persName_3e_">la Troupe des Comédiens du Roy</text:span> representa <text:span text:style-name="_3c_tech_3e_">l</text:span><text:span text:style-name="_3c_tech_3e_">a Tragédie d’IPHIGENIE</text:span>, dernier Ouvrage du <text:span text:style-name="_3c_persName_3e_">sieur Racine</text:span>, qui receût de toute la Cour l’estime qu’ont toûjours eû les piéces de <text:span text:style-name="_3c_persName_3e_">cét Autheur</text:span>.</text:p>
      <text:p text:style-name="Text_20_body"><text:soft-page-break/>Lors qu’elle fut finie, <text:span text:style-name="_3c_persName_3e_">leurs MAJESTEZ</text:span> descendirent au bas de l’allée Royale, d’où elles virent <text:span text:style-name="_3c_tech_3e_">la grande piéce d’e</text:span><text:span text:style-name="_3c_tech_3e_">au</text:span> qui fait la teste du canal, illuminée d’une maniére qui surprit tout le monde. Car horsmis la face de devant, <text:span text:style-name="_3c_description_3e__20_Car">le reste était environné d’une balustrade de six pieds de haut, ornée de fleurs-de-lis &amp; des chiffres du ROY, le tout d’un artifice si rare, qu</text:span><text:span text:style-name="_3c_description_3e__20_Car">’il paroissoit un ouvrage fait d’or transparent &amp; lumineux. Dans les premiers angles, où les faces droites des deux costez de l’octogone se joignent à celles qui sont en demi-cercle, il y avoit un massif en forme de piedestal de dix-huit pieds de large sur</text:span><text:span text:style-name="_3c_description_3e__20_Car"> quatorze pieds de haut, qui sembloit estre d’albastre, ou d’un marbre aussi clair que le crystal. Ce massif avoit un avant-corps composé d’un zocle &amp; d’un autre piedestal tracé en amortissement, sur lequel estoit une lyre, &amp; au dessus une fleur-de-lis env</text:span><text:span text:style-name="_3c_description_3e__20_Car">ironnée d’une couronne de laurier, qui paroissoit dans le disque d’un Soleil, dont la lumiére se répandoit de toutes parts. Au bas de la lyre il y avoit deux globes, &amp; plusieurs autres instrumens qu’on attribuë à </text:span><text:span text:style-name="_3c_name_3e_">Apollon</text:span><text:span text:style-name="_3c_description_3e__20_Car">, qui tous ensemble s’élevoient en m</text:span><text:span text:style-name="_3c_description_3e__20_Car">aniére de Trophée à la hauteur d’onze pieds.</text:span> Cét avant-corps &amp; tous les ornemens n’estoient pas illuminez comme le massif. Il n’y avoit qu’une table de marbre qui estoit éclairée dans le milieu du piedestal, &amp; où estoit écrit, <text:span text:style-name="_3c_foreign_3e_">NEC PLURIBUS IMPAR</text:span> : &amp; <text:span text:style-name="_3c_description_3e__20_Car">quant </text:span><text:span text:style-name="_3c_description_3e__20_Car">aux trophées d’armes qui estoient <text:s/>aux costez de la table, &amp; à la lyre qui estoit au dessus, ils estoient d’or veritable, &amp; faisoient un ornement particulier &amp; détaché des illuminations. Au bas du piedestal il y avoit un grand bassin de fontaine de marbre </text:span><text:span text:style-name="_3c_description_3e__20_Car">en forme de coquille, d’où sortoit de l’eau en abondance.</text:span></text:p>
      <text:p text:style-name="Text_20_body">Aux angles plus éloignez, &amp; qui sont à l’embouchûre du Canal, on voyoit de chaque costé <text:span text:style-name="_3c_description_3e__20_Car">un corps d’Architecture de soixante-quatorze pieds de long, composé de plusieurs parties, qui faisant face sur</text:span><text:span text:style-name="_3c_description_3e__20_Car"> la piéce octogone &amp; sur le Canal, representoient comme un grand perron élevé de seize pieds, avec des rampes des deux costez. Chaque perron estoit divisé en trois piedestaux, qui avoient au devant <text:s/>de leur base une fontaine semblable à celle dont j’ay par</text:span><text:span text:style-name="_3c_description_3e__20_Car">lé : </text:span><text:span text:style-name="_3c_pb_3e_">22 </text:span><text:span text:style-name="_3c_description_3e__20_Car">celuy du milieu avoit un autre piedestal en avant-corps d’un marbre jaspé, environné d’ornemens dorez, avec une table de lapis au milieu, où estoient les chiffres du ROY. Sur ce piedestal estoit un zocle chargé d’armes antiques, &amp; au-dessus un glob</text:span><text:span text:style-name="_3c_description_3e__20_Car">e orné de trois fleurs-de-lis, &amp; surmonté d’une couronne éclairée d’un Soleil qui l’environnoit. Deux cornes d’abondance estoient passées en sautoir derriére le globe, qui estoit comme enchassé d’un feston d’or. Tout cét ornement s’élevoit de quatorze pied</text:span><text:span text:style-name="_3c_description_3e__20_Car">s au-dessus du piedestal.</text:span></text:p>
      <text:p text:style-name="P3"><text:span text:style-name="Police_20_par_20_défaut"><text:span text:style-name="T3">Les deux autres piedestaux qui estoient aux costez avoient la mesme hauteur que celuy du milieu, &amp; faisoient retour sur les faces du Canal &amp; sur la piéce octogone. Leurs tympans estoient ornez de boucliers antiques, &amp; pour amorti</text:span></text:span><text:span text:style-name="Police_20_par_20_défaut"><text:span text:style-name="T3">ssement chaque piedestal avoit une fleur-de-lis d’or. Derriére ces fleurs-de-lis estoient des Figures de douze pieds de haut, qui representoient des Victoires, ayant des aîles au dos, &amp; tenant à la main des couronnes de laurier.</text:span></text:span></text:p>
      <text:p text:style-name="P2">A quinze pieds de distance de ces piedestaux il y en avoit deux autres qui n’avoient que cinq pieds de large sur six pieds de haut. Au dessus estoit élevé en forme de trophée une fleur-de-lis entre deux boucliers antiques &amp; un casque de front, dont elle estoit surmontée : c’estoit-là que commençoient les rampes du perron qui se joignoient au piedestal des Victoires, &amp; dans l’espace de ces rampes on avoit representé de grandes Figures de fleuves, assises, &amp; appuyées sur des urnes, d’où sortoit de l’eau.</text:p>
      <text:p text:style-name="Text_20_body"><text:soft-page-break/>Tout ce magnifique Ouvrage estoit illuminé, &amp; paraissoit de marbre transparent, &amp; de differentes couleurs, ou plûtost de <text:span text:style-name="_3c_tech_3e_">lumiéres coloriées</text:span>, horsmis les ornemens d’or &amp; les avantcorps, qui estoient de vray or, &amp; de matiéres solides.</text:p>
      <text:p text:style-name="Text_20_body">Entre ces deux perrons &amp; du <text:span text:style-name="_3c_placeName_3e_">milieu du Can</text:span><text:span text:style-name="_3c_placeName_3e_">al</text:span>, sortoit <text:span text:style-name="_3c_tech_3e_">un rocher</text:span> <text:span text:style-name="_3c_description_3e__20_Car">de plus d’onze toises de face</text:span>, sur lequel estoit <text:span text:style-name="_3c_tech_3e_">un Obelisque tout de lumiére</text:span> <text:span text:style-name="_3c_description_3e__20_Car">porté par deux Griffons d’or, posez sur un piedestal richement orné. A la pointe de l’Obélisque, qui estoit élevé à douze toises de haut, on voyoit un Solei</text:span><text:span text:style-name="_3c_description_3e__20_Car">l aussi tout brillant de pareilles </text:span><text:span text:style-name="_3c_tech_3e_">lumiéres</text:span>. <text:span text:style-name="_3c_tech_3e_">Du rocher</text:span> &amp; sous la base du piedestal sortoit <text:span text:style-name="_3c_tech_3e_">un Dragon</text:span> <text:span text:style-name="_3c_description_3e__20_Car">les aîles déployées</text:span>, qui sembloit à demi écrasé sous le faix de <text:span text:style-name="_3c_tech_3e_">la machine</text:span>.</text:p>
      <text:p text:style-name="Text_20_body"><text:span text:style-name="_3c_description_3e__20_Car">Dans le milieu du piedestal estoit un grand bas relief d’or sur un fond de lap</text:span><text:span text:style-name="_3c_description_3e__20_Car">is, où </text:span><text:span text:style-name="_3c_persName_3e_">le ROY</text:span> <text:span text:style-name="_3c_description_3e__20_Car">estoit representé à la teste</text:span> <text:span text:style-name="_3c_pb_3e_">23</text:span> <text:span text:style-name="_3c_description_3e__20_Car">d’une armée, traversant un large Fleuve</text:span>. <text:span text:style-name="_3c_description_3e__20_Car">Les Divinitez de ce fleuve paroissoient couchées sur le devant, &amp; appuyées sur leurs urnes. Ce bas relief estoit environné d’un quadre doré avec les armes du ROY au dess</text:span><text:span text:style-name="_3c_description_3e__20_Car">us</text:span>.</text:p>
      <text:p text:style-name="Text_20_body">Du bas du piedestal sortoient de part et d’autre deux grands rouleaux en forme de console, qui s’étendoient sur toute la face du <text:span text:style-name="_3c_tech_3e_">rocher</text:span>. <text:span text:style-name="_3c_description_3e__20_Car">Ces rouleaux estoient enrichis d’or &amp; de pierreries ; &amp; estant joints l’un à l’autre au dessous du bas </text:span><text:span text:style-name="_3c_description_3e__20_Car">relief par une maniére de frise, formoient une espece d’ornement, qui avoit la figure d’un jonc. Au dessous estoient, d’un costé un Aigle, &amp; de l’autre un Lion.</text:span> Le Lion sembloit abbatu sous le joug ; &amp; l’Aigle qui estoit soûmis de mesme, paroissoit tout étonné, &amp; dans une action de vouloir encore se défendre.</text:p>
      <text:p text:style-name="Text_20_body">Sur ces rouleaux &amp; proche de l’Obélisque estoient deux grandes Figures. Celle du costé droit representoit <text:span text:style-name="_3c_name_3e_">Hercule </text:span>assis, &amp; comme se reposant, appuyé d’une main sur des armes, &amp; de l’autre tenant sa massuë. A ses pieds estoient <text:span text:style-name="_3c_name_3e_">deux Captifs</text:span> attachez contre un trophée d’armes.</text:p>
      <text:p text:style-name="Text_20_body">L’autre Figure qui estoit du costé gauche, representoit <text:span text:style-name="_3c_name_3e_">une Femme</text:span> <text:span text:style-name="_3c_description_3e__20_Car">richement vestuë d’un corselet à l’antique, &amp; d’un grand manteau de pourpre</text:span> telle qu’on peint <text:span text:style-name="_3c_name_3e_">Pallas</text:span>. <text:span text:style-name="_3c_description_3e__20_Car">Elle avoit </text:span><text:span text:style-name="_3c_description_3e__20_Car">un casque en teste, &amp; tenoit un baston de commandement à la main</text:span> : elle estoit aussi assise sur un monceau d’armes, &amp; à ses pieds on voyoit <text:span text:style-name="_3c_name_3e_">un autre Captif</text:span> contre un trophée d’armes.</text:p>
      <text:p text:style-name="Text_20_body">Il y avoit parmi ces Figures plusieurs <text:span text:style-name="_3c_name_3e_">petits Enfans</text:span> : les uns mettoient des couronnes de laurier &amp; de fleurs sur la teste d’<text:span text:style-name="_3c_name_3e_">Hercule</text:span> &amp; de <text:span text:style-name="_3c_name_3e_">Pallas</text:span> ; les autres sembloient vouloir arracher des mains de ces Divinitez le baston &amp; la massuë qu’elles tenoient : d’autres environnoient cette mesme massuë de festons ; &amp; d’autres encore s’occupoient à lier <text:span text:style-name="_3c_name_3e_">les Captifs</text:span> de semblables festons, au lieu de chaînes. Quoy que toutes ces Figures fussent <text:span text:style-name="_3c_tech_3e_">d’illuminations</text:span>, elles representoient pourtant le naturel, mais elles paroissoient de couleurs agréables, &amp; de lumiéres douces, au dessous de l’Obélisque &amp; du Soleil qui brilloient de <text:span text:style-name="_3c_tech_3e_">mille feux étincelans</text:span>.</text:p>
      <text:p text:style-name="Text_20_body"><text:span text:style-name="_3c_tech_3e_">Cette machine</text:span> estoit précedée de deux grandes Figures en l’air, qui tenant une trompette à la bouche, représentoit <text:span text:style-name="_3c_name_3e_">deux Renommées</text:span>.</text:p>
      <text:p text:style-name="Text_20_body">Toute cette décoration avoit un sens symbolique &amp; mystérieux. Par l’Obélisque &amp; le Soleil on prétendoit marquer <text:span text:style-name="_3c_pb_3e_">24</text:span> la Gloire du <text:span text:style-name="_3c_persName_3e_">ROY </text:span>toute éclatante de lumiére, &amp; solidement affermie au dessus de ses ennemis, &amp; malgré l’Envie representée par <text:span text:style-name="_3c_name_3e_">le Dragon</text:span>. Les Figures d’<text:span text:style-name="_3c_name_3e_">Hercule</text:span> &amp; de <text:span text:style-name="_3c_name_3e_">Pallas</text:span> marquoient, l’une la puissance invincible &amp; la grandeur des actions de <text:span text:style-name="_3c_persName_3e_">SA MAJESTÉ</text:span> ; l’autre sa valeur &amp; sa prudente conduite dans toutes ses entreprises, dont le Lion <text:soft-page-break/>&amp; l’Aigle ressentent les effets. <text:span text:style-name="_3c_name_3e_">Les Enfans</text:span> signifient l’amour des peuples qui couronnent tant de généreux exploits, &amp; qui en liant <text:span text:style-name="_3c_name_3e_">ces Captifs</text:span> avec des festons de fleurs &amp; de laurier au lieu de chaînes, sembloient leur vouloir apprendre combien la domination du Prince qui les a vaincus est glorieuse, &amp; douce à supporter. Toutes ces differentes parties estoient éclairées d’<text:span text:style-name="_3c_tech_3e_">une lumiére</text:span> si égale &amp; si bien disposée, qu’elles formoient un beau tout, dont l’esprit n’estoit pas moins charmé que les yeux.</text:p>
      <text:p text:style-name="Text_20_body">Quand <text:span text:style-name="_3c_persName_3e_">le ROY</text:span> fut placé sous une grande tente qu’on avoit dressée entre <text:span text:style-name="_3c_placeName_3e_">le bassin d’Apollon</text:span> &amp; <text:span text:style-name="_3c_placeName_3e_">le Canal</text:span>, <text:span text:style-name="_3c_persName_3e_">le sieur le Brun</text:span> qui estoit l’auteur de ces illuminations, ayant receû le signal, on entendit le bruit du canon &amp; de plus de quinze cens boëtes qui tirerent autour du <text:span text:style-name="_3c_placeName_3e_">Canal</text:span> ; &amp; en mesme temps les bords de <text:span text:style-name="_3c_tech_3e_">la pièce d’eau</text:span>, <text:span text:style-name="_3c_description_3e__20_Car">qui avoient paru éclairez de fleurs-de-lis &amp; de chiffres, furent environnez d’un ornement continu de mesmes fleurs-de-lis &amp; de mesmes chiffres</text:span>, mais brillans de vives clartez de <text:span text:style-name="_3c_tech_3e_">plusieurs lances à feu</text:span> qui se trouverent allumées en un moment. Les perrons &amp; les piedestaux parurent ornez de <text:span text:style-name="_3c_tech_3e_">semblables lumiéres</text:span>, qui marquoient les chiffres &amp; les armes du Roy ; &amp; de toutes ces décorations il sortit <text:span text:style-name="_3c_tech_3e_">un nombre infini de feux</text:span>, qui remplirent l’air de cent figures differentes. Mais du <text:span text:style-name="_3c_tech_3e_">Dragon</text:span> qui estoit sur <text:span text:style-name="_3c_placeName_3e_">le Canal</text:span>, l’on vit sortir par ses yeux, par ses naseaux, &amp; par sa gueule comme <text:span text:style-name="_3c_tech_3e_">des torrens de feu</text:span>, d’où s’élevoit une épaisse fumée, qui montrant quelque chose de terrible, faisoit voir cependant d’autres beautez : car, formant comme de gros nuages rouges &amp; bleuastres, tels qu’on en voit dans le temps des grands orages, il en sortoit <text:span text:style-name="_3c_tech_3e_">mille éclairs &amp; mille foudres</text:span>, qui tantost faisant de longues traînées en l’air, tantost serpentant de part &amp; d’autre, tantost s’élevant &amp; se plongeant dans l’eau, faisoient mille differens effets. <text:span text:style-name="_3c_tech_3e_">Un nombre infini de semblables feux</text:span> partoient en mesme temps des environs du <text:span text:style-name="_3c_placeName_3e_">Canal</text:span>, pendant que <text:span text:style-name="_3c_tech_3e_">le Dragon</text:span> en vomissoit une si grande quantité, que sa gueule sembloit un goufre, d’où sortoient <text:span text:style-name="_3c_tech_3e_">mille Lutins enflamez</text:span>, <text:span text:style-name="_3c_pb_3e_">25</text:span> qui se joûoient, ou qui se battoient ensemble. Toute <text:span text:style-name="_3c_tech_3e_">la piéce d’eau</text:span> en estoit couverte : ils entroient jusqu’au fond du <text:span text:style-name="_3c_placeName_3e_">Canal</text:span> ; &amp; aprés s’estre promenez, tantost sur sa surface, tantost entre deux eaux, ils s’élevoient par <text:span text:style-name="_3c_tech_3e_">petits tourbillons de feu</text:span>, &amp; faisant en l’air mille tours, ils crevoient avec un bruit épouvantable, produisant en mesme temps <text:span text:style-name="_3c_tech_3e_">une infinité d’autres feux</text:span> qui faisoient de nouveaux effets. Tout ce que l’on voyoit dans <text:span text:style-name="_3c_description_3e__20_Car">cette grande étenduë de plus de trois cens toises</text:span>, n’estoit plus ni du feu, ni de l’air, ni de l’eau. Ces Elemens estoient tellement meslez ensemble, que ne les pouvant reconnoistre, il en paroissoit un nouveau, &amp; d’une nature tout extraordinaire. Il sembloit estre composé de <text:span text:style-name="_3c_tech_3e_">mille étincelles de feu</text:span>, qui comme une épaisse poussiére, ou plûtost comme une infinité d’atômes d’or, brilloient au milieu d’une plus grande lumiére. Parmi tout cela il s’élevoit sans cesse de toutes parts <text:span text:style-name="_3c_tech_3e_">mille fusées</text:span>, qui coëffoient le plus haut de l’air d’une infinité d’étoilles étincelantes, pendant que d’autres plus grosses s’élevant encore plus haut avec un bruit &amp; une impetuosité épouvantable, sembloient attaquer les Astres mesmes par mille coups redoublez, &amp; par <text:span text:style-name="_3c_tech_3e_">mille autres feux</text:span> qu’elles jettoient en l’air, qui retomboient en serpenteaux, ou sous d’autres differentes figures. Ce feu &amp; ce bruit estoit continuel par la furieuse quantité des balons &amp; des grenades d’eau qui se mesloient avec les balons d’air &amp; les foucades d’un nombre infini de saucissons. <text:span text:style-name="_3c_tech_3e_">Mille partemens de fusées</text:span> s’étendoient, tantost en forme de queuë de Paon, tantost formoient autour du Canal des <text:span text:style-name="_3c_tech_3e_">aigrettes</text:span> &amp; des <text:span text:style-name="_3c_tech_3e_">gerbes de feu</text:span> d’une grosseur &amp; d’une clarté extraordinaire. Enfin toute <text:span text:style-name="_3c_tech_3e_">cette grande piéce d’eau</text:span> fut environnée du <text:span text:style-name="_3c_tech_3e_">nombre de cinq milles fusées</text:span>, qui estant parties toutes à la fois, s’éleverent en l’air, &amp; composerent un dôme de <text:soft-page-break/>lumiére qui couvrit toute la teste du <text:span text:style-name="_3c_placeName_3e_">Canal</text:span>, sur lequel on vit tomber en forme d’une grosse pluye une infinité d’étoilles, d’une clarté qui surpassoit celles des veritables étoilles : ce qui mit fin à ce beau feu, dont l’on peut juger des effets extraordinaires, puis qu’il estoit composé de prés de <text:span text:style-name="_3c_tech_3e_">trente mille differentes piéces d’artifice</text:span>, <text:span text:style-name="_3c_description_3e__20_Car">dont il y en avoit plusieurs qui chacune en particulier en contenoit plus de vingt-cinq douzaines</text:span>.</text:p>
      <text:p text:style-name="Text_20_body">Mais comme on laissa aussi embraser toute <text:span text:style-name="_3c_tech_3e_">la Machine</text:span> qui <text:s/>estoit sur <text:span text:style-name="_3c_placeName_3e_">le Canal</text:span>, avec les sept grands batteaux qui la portoient, cét embrasement fut encore un nouveau spectacle <text:span text:style-name="_3c_pb_3e_">26</text:span> qui surprit ceux qui ne s’y attendoient pas, &amp; qui fit paroistre davantage la grandeur &amp; la magnificence du divertissement.</text:p>
      <text:p text:style-name="Text_20_body">&lt;figure&gt;</text:p>
      <text:p text:style-name="Text_20_body"><text:span text:style-name="_3c_pb_3e_">np</text:span></text:p>
      <text:p text:style-name="Text_20_body">&lt;figure&gt;</text:p>
      <text:p text:style-name="Text_20_body"><text:span text:style-name="_3c_pb_3e_">27</text:span> <text:span text:style-name="_3c_label.head_3e__20_Car">SIXIÉME JOURNÉE</text:span></text:p>
      <text:p text:style-name="Text_20_body">APRES les magnificences des Festes précedentes, il sembloit qu’on ne devoit plus rien attendre d’extraordinaire. Cependant <text:span text:style-name="_3c_persName_3e_">le sieur Vigarani</text:span> qui avoit ordre de décorer <text:span text:style-name="_3c_tech_3e_">d’Illuminations</text:span> tous <text:span text:style-name="_3c_placeName_3e_">les bords du grand Canal</text:span>, ayant disposé toutes choses pour <text:span text:style-name="_3c_date_3e_">le dernier jour d’aoust</text:span> qui se trouva tres-favorable pour ce sortes de spectacles, surprit toute la Cour par la nouveauté &amp; la grandeur de celui-cy.</text:p>
      <text:p text:style-name="Text_20_body">L’on avoit ressenti dans les autres Divertissemens les plaisirs que peuvent donner les plus belles <text:span text:style-name="_3c_tech_3e_">piéces de Théatre</text:span>, <text:span text:style-name="_3c_tech_3e_">les musiques</text:span> les plus charmantes, <text:span text:style-name="_3c_tech_3e_">les festins</text:span> les plus somptueux, &amp; <text:span text:style-name="_3c_tech_3e_">les feux d’artifice</text:span> les plus terribles &amp; tout ensemble les plus agréables qui ayent jamais esté : mais <text:span text:style-name="_3c_persName_3e_">le </text:span><text:span text:style-name="_3c_persName_3e_">ROY</text:span> voulant faire voir des beautez que l’on n’avoit point encore veûës, sembla pour cette fois avoir esté servi par la Magie mesme, tant les yeux &amp; l’esprit se trouverent surpris par les differentes merveilles dont ils furent charmez.</text:p>
      <text:p text:style-name="Text_20_body"><text:span text:style-name="_3c_persName_3e_">Sa MAJESTÉ</text:span> estant sortie du Chasteau <text:span text:style-name="_3c_date_3e_">environ à une heure de nuit</text:span>, mais d’une nuit la plus noire &amp; la plus tranquille qui ait esté depuis long-temps, l’on vit dans cette grande obscurité tous les parterres <text:span text:style-name="_3c_tech_3e_">tracez du lumiéres</text:span>. <text:span text:style-name="_3c_placeName_3e_">La grande terasse</text:span> qui est devant le Chasteau estoit bordée d’un <text:span text:style-name="_3c_tech_3e_">double rang de feux</text:span> <text:span text:style-name="_3c_description_3e__20_Car">espacez à deux pieds l’un de</text:span><text:span text:style-name="_3c_description_3e__20_Car"> l’autre</text:span>. Les rampes &amp; les degrez du fer à cheval, &amp; généralement toutes les fontaines qui sont dans <text:span text:style-name="_3c_placeName_3e_">le petit Parc</text:span> estoient environnées de <text:span text:style-name="_3c_tech_3e_">pareilles lumiéres</text:span>, qui reflechies dans les bassins, y faisoient encore autant d’autres clartez. Au milieu de ces bassins &amp; de ces lumiéres, l’on voyoit élever <text:span text:style-name="_3c_tech_3e_">mille jets d’eau</text:span> violence, &amp; dont il sortoit <text:span text:style-name="_3c_tech_3e_">mille étincelles</text:span>.</text:p>
      <text:p text:style-name="Text_20_body"><text:span text:style-name="_3c_tech_3e_">Ces lumiéres</text:span> dont la terre estoit couverte marquoient de nouveaux parterres, &amp; formoient des <text:span text:style-name="_3c_tech_3e_">figures de feu</text:span> au lieu de fleurs &amp; de verdure. Au bout de la grande allée Royale, <text:span text:style-name="_3c_placeName_3e_">le bassin d’Apollon</text:span> estoit éclairé de la mesme sorte ; &amp; au-delà on voyoit <text:span text:style-name="_3c_placeName_3e_">le grand Canal</text:span>, qui de loin paroissoit comme une glace de crystal d’une vaste étenduë. Il estoit borné de tous costez de corps lumineux, mais d’<text:span text:style-name="_3c_tech_3e_">une lumiére</text:span><text:span text:style-name="_3c_tech_3e_"> douce</text:span> &amp; <text:span text:style-name="_3c_pb_3e_">28</text:span> privée du mouvement &amp; de l’action que l’on voit dans le feu ordinaire. Ces corps ne portoient aucune ombre : ils representoient differentes figures qu’on avoit peine à discerner de loin, &amp; dont les images paroissoient sur l’eau, qui <text:soft-page-break/>n’estoit pas aloirs moins tranquille que la lumiére mesme ; de sorte que le profond silence &amp; l’obscurité où l’on se trouvoit alors, ressembloit beaucoup à ce que les Poëtes ont écrit des Champs Elysées, qu’ils dépeignent comme un espace de païs éclairé d’une lumiére précieuse, &amp; qui a un Soleil &amp; des Astres tous particuliers.</text:p>
      <text:p text:style-name="Text_20_body"><text:span text:style-name="_3c_persName_3e_">Leurs MAJESTEZ</text:span> estant arrivées au <text:span text:style-name="_3c_placeName_3e_">bassin d’Apollon</text:span>, toute la Cour commença de voir plus distinctement la beauté de <text:span text:style-name="_3c_tech_3e_">ces feux</text:span> qui environnoient <text:span text:style-name="_3c_placeName_3e_">le Canal</text:span>.</text:p>
      <text:p text:style-name="Text_20_body">Ce qu’il y a de tres-considérable dans <text:span text:style-name="_3c_placeName_3e_">l</text:span><text:span text:style-name="_3c_placeName_3e_">e grand Parc de Versailles</text:span> est ce grand Canal. <text:span text:style-name="_3c_description_3e__20_Car">Il a tentre-deux toises de large sur neuf cens toises de long. Trois grandes piéces d’eau en marquent les extremitez &amp; le milieu. La premiére est celle qui est au bout d’enhaut, &amp; qui separe le petit Parc d’av</text:span><text:span text:style-name="_3c_description_3e__20_Car">ec le grand : elle est de figure octogone, &amp; a soixante-dix toises de diamétre. Quatre de ses costez sont tirez en ligne circulaire, &amp; les autres en ligne droite. La seconde est au milieu du </text:span><text:span text:style-name="_3c_placeName_3e_">grand Canal</text:span><text:span text:style-name="_3c_description_3e__20_Car">, &amp; dans l’endroit où il est traversé d’un autre de qu</text:span><text:span text:style-name="_3c_description_3e__20_Car">arante toises de large, qui d’un costé conduit à </text:span><text:span text:style-name="_3c_placeName_3e_">Trianon</text:span><text:span text:style-name="_3c_description_3e__20_Car">, &amp; de l’autre à </text:span><text:span text:style-name="_3c_placeName_3e_">la Ménagerie</text:span><text:span text:style-name="_3c_description_3e__20_Car"> : &amp; la troisiéme piéce, qui est tout au bas du </text:span><text:span text:style-name="_3c_placeName_3e_">grand Canal</text:span><text:span text:style-name="_3c_description_3e__20_Car">, a deux cens toises de long sur cent toises de large.</text:span> Ces canaux dans l’étenduë que je viens de marquer, estoient environnez de part &amp; d’autre de <text:span text:style-name="_3c_tech_3e_">Figures illuminées</text:span>, qui faisoient une décoration la plus magnifique &amp; la plus extraordinaire qu’on se puisse imaginer. Il sembloit que les Nymphes des canaux &amp; des fontaines de <text:span text:style-name="_3c_placeName_3e_">Versailles</text:span> se fussent assemblées pour recevoir<text:span text:style-name="_3c_persName_3e_"> le ROY</text:span>, &amp; honorer son retour d’un appareil pompeux &amp; triomphant ; &amp; qu’en décorant elles-mesmes ces canaux, elles y avoient élevé des édifices &amp; d’autres monumens d’une structure toute singuliére, &amp; conformes à la nature &amp; à la condition des Divinitez qui président sur les eaux.</text:p>
      <text:p text:style-name="Text_20_body">Au devant de <text:span text:style-name="_3c_tech_3e_">la piéce d’eau</text:span>, qui fait la teste du <text:span text:style-name="_3c_placeName_3e_">grand Canal</text:span>, l’on voyoit d’abord sur des piedestaux deux chevaux dans une action fougueuse &amp; emportée : des hommes vigoureux les arrestoient, &amp; par leur adresse s’en rendoient les maistres. Chacun sçait que le cheval est dédié à <text:span text:style-name="_3c_name_3e_">Neptune</text:span>, qui le fit sortir de terre d’un coup de trident, dans cette <text:span text:style-name="_3c_pb_3e_">29</text:span> dispute celébre qu’il eût avec <text:span text:style-name="_3c_name_3e_">Minerve</text:span> à qui donneroit le nom à la Ville d’Athenes. C’est apparemment pour cette raison qu’on avoit mis deux chevaux à l’entrée du grand Canal, dans cette posture fiére prise sur ceux qui sont à Rome à Montecaval.</text:p>
      <text:p text:style-name="Text_20_body">Aux deux costez de la mesme piéce d’eau, joignant la grille de fer qui sert de closture au grand Parc, estoit <text:span text:style-name="_3c_description_3e__20_Car">une face de bastiment de v</text:span><text:span text:style-name="_3c_description_3e__20_Car">ingt-deux pieds de haut sur huit toises de long</text:span>. Quatre Termes rustiques de differentes couleurs en separoient toute l’étenduë en trois parties, en sorte que deux de ces Termes estoient aux deux extrémitez, &amp; les deux autres dans le milieu. Ils portoient une corniche qui regnoit dans l’étenduë de tout l’édifice.</text:p>
      <text:p text:style-name="_3c_description_3e_"><text:span text:style-name="Police_20_par_20_défaut"><text:span text:style-name="T3">Aux deux costez </text:span></text:span><text:span text:style-name="_3c_description_3e__20_Car"><text:span text:style-name="T3">il y avoit deux fontaines de douze pieds de haut</text:span></text:span><text:span text:style-name="Police_20_par_20_défaut"><text:span text:style-name="T3"> : on y voyoit dans un grand bassin rustique trois Dauphins, dont la queuë élevée soûtenoit un globe de lapis. Au dessus estoit un au</text:span></text:span><text:span text:style-name="Police_20_par_20_défaut"><text:span text:style-name="T3">tre bassin, d’où l’eau se répandant en forme de cloche, tomboit derriére deux jeunes enfans representez au naturel, &amp; tenant à la bouche chacun une conque d’où sortoit de l’eau.</text:span></text:span></text:p>
      <text:p text:style-name="Text_20_body">Plus loin &amp; <text:span text:style-name="_3c_description_3e__20_Car">sur les deux faces de l’octogone qui se terminent en demi-cercle,</text:span><text:span text:style-name="_3c_description_3e__20_Car"> paroissoient huit bassins de fontaines taillez en coquille, &amp; disposez de telle maniére les uns au dessus des autres, que diminuant de grandeur à mesure qu’ils s’élevoient, ils formoient une pyramide de trente-six pieds de haut, à la pointe de laquelle es</text:span><text:span text:style-name="_3c_description_3e__20_Car">toit un Soleil, dont les rayons éclairoient </text:span><text:soft-page-break/><text:span text:style-name="_3c_description_3e__20_Car">l’eau des bassins qui tomboit de l’un dans l’autre. Le premier bassin qui faisoit le bas de la pyramide estoit posé sur un piedestal taillé rustiquement, &amp; orné dans son milieu des armes du ROY. Deux grandes Figu</text:span><text:span text:style-name="_3c_description_3e__20_Car">res de Fleuves estoient aux deux costez du piedestal, appuyées sur leurs vases, d’où sortoit de l’eau. A costé de ces pyramides il y avoit deux fontaines de douze pieds de haut</text:span>, de mesme celles dont je viens de parler.</text:p>
      <text:p text:style-name="Text_20_body">Lors que <text:span text:style-name="_3c_persName_3e_">leurs MAJESTEZ</text:span> eûrent consideré la beauté de ces <text:span text:style-name="_3c_tech_3e_">Illuminations</text:span>, Elles monterent dans des gondoles superbement parées, suivies du reste de la Cour, qui remplissoit l’eau du Canal auparavant tranquille &amp; sans aucune agitation, comme s’enfler d’orgueïl de porter ce qu’il y a de plus grand &amp; de plus auguste sur la terre. Tous les bords estoient éclairez par <text:span text:style-name="_3c_tech_3e_">six cens cinquante Termes de lumiéres</text:span> <text:span text:style-name="_3c_pb_3e_">30</text:span> <text:span text:style-name="_3c_description_3e__20_Car">de neuf pieds de haut</text:span>, representant des figures toutes differentes par leurs actions &amp; par leurs couleurs. <text:span text:style-name="_3c_description_3e__20_Car">Elles estoient espacées l’une de l’</text:span><text:span text:style-name="_3c_description_3e__20_Car">autre de six toises</text:span>, &amp; disposées de telle sorte, qu’il y en avoit pourtant deux accouplées ensemble, afin qu’on en pust toûjours voir une de face en allant &amp; venant sur <text:span text:style-name="_3c_placeName_3e_">le Canal</text:span>.</text:p>
      <text:p text:style-name="Text_20_body">Entre chaque Terme on avoit representé avec la mesme industrie, &amp; par des <text:span text:style-name="_3c_tech_3e_">lu</text:span><text:span text:style-name="_3c_tech_3e_">miéres </text:span><text:span text:style-name="_3c_description_3e__20_Car">differemment colorées</text:span>, toutes sortes de Poissons, qui sembloient s’estre rangez au bord de l’eau pour voir passer sur leur Element, comme en triomphe, le plus grand <text:span text:style-name="_3c_persName_3e_">ROY </text:span>du monde.</text:p>
      <text:p text:style-name="Text_20_body"><text:span text:style-name="_3c_placeName_3e_">Au milieu du Canal</text:span>, &amp; à l’endroit où il est croisé de celuy qui va à <text:span text:style-name="_3c_placeName_3e_">T</text:span><text:span text:style-name="_3c_placeName_3e_">rianon</text:span> &amp; à <text:span text:style-name="_3c_placeName_3e_">la Ménagerie</text:span>, <text:span text:style-name="_3c_description_3e__20_Car">il y avoit aux quatre coins quatre gros pavillons quarrez de trente pieds de long chacun qur vingt-deux pieds de haut. Ils estoient ornez dans chaque face de quatre grands Termes representant des Fleuves &amp; des Nymphes des eaux, d’â</text:span><text:span text:style-name="_3c_description_3e__20_Car">ges differens, &amp; de diverses couleurs, &amp; entre chaque Terme il y avoit de grands vases remplis d’orangers.</text:span></text:p>
      <text:p text:style-name="Text_20_body">A l’un des bouts du Canal, du costé de <text:span text:style-name="_3c_placeName_3e_">Trianon</text:span>, <text:span text:style-name="_3c_name_3e_">Neptune</text:span> <text:span text:style-name="_3c_description_3e__20_Car">paroissoit dans son char tiré par quatre chevaux marins, &amp; sortant de l’eau avec quatre Trito</text:span><text:span text:style-name="_3c_description_3e__20_Car">ns à costé de luy</text:span>. Et à l’autre bout du costé de la <text:span text:style-name="_3c_placeName_3e_">Ménagerie</text:span>, on voyoit <text:span text:style-name="_3c_name_3e_">Apollon</text:span> <text:span text:style-name="_3c_description_3e__20_Car">en l’air tiré dans son char par quatre chevaux, à la teste </text:span><text:span text:style-name="_3c_description_3e__20_Car">desquels sembloient voler quatre femmes qui representoient </text:span><text:span text:style-name="_3c_name_3e_">des heures</text:span>. <text:span text:style-name="_3c_description_3e__20_Car">Toutes ces Figures avoient vingt-deux pieds d</text:span><text:span text:style-name="_3c_description_3e__20_Car">e haut, &amp; estant de couleurs naturelles &amp; toutes lumineuses</text:span>, paroissoient encore mieux des Divinitez. Après que <text:span text:style-name="_3c_persName_3e_">leurs MAJESTEZ</text:span> eurent consideré ces riches décorations, Elles arriverent dans <text:span text:style-name="_3c_tech_3e_">la grande piéce d’eau</text:span> qui est <text:span text:style-name="_3c_placeName_3e_">au bas du Canal</text:span>. A la veûë des somptueux édifices dont elle estoit ornée, toute la Cour fut encore plus surprise qu’elle n’avoit esté ; de si magnifiques ouvrages ne luy paroissant point un travail de la main des hommes. <text:span text:style-name="_3c_tech_3e_">Cette piéce d’eau</text:span><text:span text:style-name="_3c_description_3e__20_Car"> se termine par un demi-cercle, qui forme deux angles </text:span><text:span text:style-name="_3c_description_3e__20_Car">rentrant à ses deux extrémitez, &amp; qui a dans son milieu un enfoncement quarré d’environ quarante toises de face. Les deux costez du demi-cercle estoient separez par moitié. Sur la premiére partie que l’on voyoit d’abord, &amp; qui fait un angle, paroissoit dan</text:span><text:span text:style-name="_3c_description_3e__20_Car">s l’atenduë de trente-quatre toises de long, une balustrade solidement bastie à hauteur d’appuy de toutes sortes de marbres. Sur dix piedestaux qui en </text:span><text:span text:style-name="_3c_pb_3e_">31</text:span><text:span text:style-name="_3c_description_3e__20_Car"> interrompoient la longueur, on avoit élevé sçavoir sur les quatre premiers, quatre grandes medailles d</text:span><text:span text:style-name="_3c_description_3e__20_Car">e demi-Dieux, ornées de festons, &amp; posées sur des zocles de marbre di differentes couleurs, taillez en amotissement ; &amp; sur les six autres, six Statuës de quinze pieds de haut vestuës de diverses maniéres.</text:span></text:p>
      <text:p text:style-name="P3"><text:span text:style-name="Police_20_par_20_défaut"><text:span text:style-name="T3">En suite &amp; sur la mesme ligne </text:span></text:span><text:span text:style-name="Police_20_par_20_défaut"><text:span text:style-name="T3">circulaire qui avoit vingt toises d’étenduë, estoit une rangée de colonnes accouplées, d’un marbre verdâtre, posées sur un embasement divisé par compartiment de panneaux de marbre &amp; de jasques differens. L’entablement estoit de marbre </text:span></text:span><text:soft-page-break/><text:span text:style-name="Police_20_par_20_défaut"><text:span text:style-name="T3">pareil à celuy des co</text:span></text:span><text:span text:style-name="Police_20_par_20_défaut"><text:span text:style-name="T3">lonnes, &amp; entre les colonnes il y avoit des figures &amp; de grands trophées élevez sur des piedestaux. Tout cela paroissoit de differens marbres, ou d’autres matiéres transparentes, &amp; de couleurs semblables à celles qui éclatent dans le corail, dans les nacre</text:span></text:span><text:span text:style-name="Police_20_par_20_défaut"><text:span text:style-name="T3">s, &amp; dans les autres coquillages que la mer jette sur les bords.</text:span></text:span></text:p>
      <text:p text:style-name="P2">Tout au bout de la piéce d’eau paroissoit en face une terasse de trente-deux toises de long sur neuf pieds de haut, partagée par de grands panneaux rustiquement taillez en forme de glaçons de couleurs variées, &amp; telles qu’on en voit paroistre sur les ondes de la Mer, lors que le Soleil en se couchant mesle avec le vert &amp; le bleu des traits d’or &amp; de pourpre.</text:p>
      <text:p text:style-name="Text_20_body">Au dessus de cette terasse s’élevoit <text:span text:style-name="_3c_tech_3e_">un Palais</text:span> de magnifique stucture. Toutes les parties dont il estoit composé concouroient à representer <text:span text:style-name="_3c_tech_3e_">un Palais</text:span> <text:span text:style-name="_3c_description_3e__20_Car">de crystal basti dans l’eau, mais avec un tel artifice, &amp; d’une si grande richesse, qu’il sembloit que les figures &amp; les ornemens dont il estoit embelli fussent faits de pierres pré</text:span><text:span text:style-name="_3c_description_3e__20_Car">cieuses, disposées comme les ouvrages de Mosaïque : car non seulement l’on y voyoit les ives couleurs de la topase, des rubis, des émeraudes, &amp; d’autres pierres les plus rares, mais l’on estoit ébloüi du </text:span><text:span text:style-name="_3c_tech_3e_">feu &amp; des éclats de lumiéres</text:span><text:span text:style-name="_3c_description_3e__20_Car"> qui sortoient de toutes</text:span><text:span text:style-name="_3c_description_3e__20_Car"> ces couleurs</text:span>, &amp; qui brilloient de telle sorte, qu’on avoit quasi de la peine à bien voir l’excellence de l’ouvrage ; ce qui rendoit cét édifice beaucoup plus riche &amp; plus considerable que tous les autres qui l’environnoient.</text:p>
      <text:p text:style-name="Text_20_body"><text:span text:style-name="_3c_description_3e__20_Car">Il avoit vingt toises de face </text:span><text:span text:style-name="_3c_description_3e__20_Car">sur trente-six pieds de haut, &amp; cette face estoit divisée par cinq grandes portes quarrées. Devant chaque trumeau, au lieu de colonnes, il y avoit sur des piedestaux deux Termes de vingt-deux pieds de haut.</text:span> <text:span text:style-name="_3c_pb_3e_">32</text:span> <text:span text:style-name="_3c_description_3e__20_Car">Depuis la ceinture en haut ils avoient la form</text:span><text:span text:style-name="_3c_description_3e__20_Car">e de Vieillards, tels qu’on represente les fleuves, &amp; sembloient estre de topase &amp; de rubis. Ce qu’on appelle la guaine estoit comme d’un ambre jaune fort transparent : ils estoient ceints de roseaux qui avoient le verd des émeraudes. Sur leurs testes ils </text:span><text:span text:style-name="_3c_description_3e__20_Car">portoient des corbeilles remplis de roseaux &amp; de feuïlles d’eau ; &amp; au dessus estoit l’entablement de tout l’édifice, dont la frise representoient des glaçons de couleur d’émeraudes, mais brillans </text:span><text:span text:style-name="_3c_tech_3e_">d’étincelles de feu</text:span><text:span text:style-name="_3c_description_3e__20_Car">, de mesme que les autres panneaux qui s</text:span><text:span text:style-name="_3c_description_3e__20_Car">e trouvoient dans chaque piedestal.</text:span></text:p>
      <text:p text:style-name="Text_20_body">Le long de l’entablement regnoit une grande balustrade divisée par panneaux taillez en glaçons. Sur cette balustrade &amp; au dessus du fronton qui ornoit le milieu de ce Palais, <text:span text:style-name="_3c_description_3e__20_Car">estoient assises deux grandes Figures repres</text:span><text:span text:style-name="_3c_description_3e__20_Car">entant deux Fleuves appuyez sur leurs urnes : ils estoient à demi couverts d’habits tres-riches, &amp; ceints de roseaux de mesme que les Termes, versans de leurs urnes de l’eau en abondance. Sur la mesme balustrade &amp; au dessus de chaque Terme, estoit posé un </text:span><text:span text:style-name="_3c_description_3e__20_Car">grand vase d’une matiére prétieuse, d’où sortoit </text:span><text:span text:style-name="_3c_tech_3e_">un gros jet d’eau</text:span><text:span text:style-name="_3c_description_3e__20_Car">.</text:span></text:p>
      <text:p text:style-name="P2">Dans les enfoncemens des portes, il y avoit de gros zocles taillez en glaçon, d’où couloit de l’eau de tous costez, &amp; sur chacun de ces zocles on voyoit des Statuës de vingt pieds de haut. Celle du milieu representoit Nepture qui enleve une Nymphe : les autres Statuës estoient d’autres Nymphes de l’Ocean portées par des Chevaux Marins.</text:p>
      <text:p text:style-name="Text_20_body">Aux deux costez de ce Palais estoient <text:span text:style-name="_3c_tech_3e_">deux rochers</text:span> <text:span text:style-name="_3c_description_3e__20_Car">de vingt-quatre pieds de long sur trente-six pieds de h</text:span><text:span text:style-name="_3c_description_3e__20_Car">aut.</text:span> Ils estoient percez à jour, &amp; dans le milieu s’élevoit <text:span text:style-name="_3c_tech_3e_">un gros jet d’eau</text:span>, qui en retombant faisoit une double cascade. <text:span text:style-name="_3c_description_3e__20_Car">Sur les deux costez de chaque rocher estoient deux Fleuves assis, &amp; tenant des urnes qui répandoient de l’eau. Derriére ces Fleuves </text:span><text:span text:style-name="_3c_description_3e__20_Car">l’on voyoit deux deux Chevaux Marins, portant une grande coquille, d’où l’eau sortoit de tous costez ; &amp; </text:span><text:soft-page-break/><text:span text:style-name="_3c_description_3e__20_Car">sur la coquille estoit encore élevé un groupe de deux figures, representant d’un costé </text:span><text:span text:style-name="_3c_name_3e_">Zephire </text:span><text:span text:style-name="_3c_description_3e__20_Car">qui enleve </text:span><text:span text:style-name="_3c_name_3e_">Cloris</text:span><text:span text:style-name="_3c_description_3e__20_Car">, &amp; de l’autre </text:span><text:span text:style-name="_3c_name_3e_">Borée</text:span><text:span text:style-name="_3c_description_3e__20_Car"> qui enleve </text:span><text:span text:style-name="_3c_name_3e_">Orithie</text:span><text:span text:style-name="_3c_description_3e__20_Car">.</text:span></text:p>
      <text:p text:style-name="Text_20_body">Ce fut à l’aspect d’un Bastiment si extraordinaire, accompagné de tant d’autre grand souvrages, qui par la sçavante disposition <text:span text:style-name="_3c_tech_3e_">des lumiéres</text:span> &amp; des couleurs, faisoient un des plus beaux &amp; des plus surprenans spectacles qu’on ait jamais veûs, que <text:span text:style-name="_3c_persName_3e_">le ROY</text:span> suivi de toute sa Cour se promena sur <text:span text:style-name="_3c_pb_3e_">33 </text:span><text:span text:style-name="_3c_tech_3e_">cette grande piéce d’eau</text:span>, où dans le profond silence de <text:span text:style-name="_3c_date_3e_">la nuit</text:span> l’on entendoit <text:span text:style-name="_3c_persName_3e_">les violons</text:span> qui suivoient le Vaisseau de <text:span text:style-name="_3c_persName_3e_">SA MAJESTÉ</text:span>. Le son des Instrumens sembloit donner de la vie à toutes les Figures, dont <text:span text:style-name="_3c_tech_3e_">la lumiére</text:span> moderée donnoit aussi à la symphonie un certain agrément qu’elle n’auroit eû dans une entiére obscurité.</text:p>
      <text:p text:style-name="Text_20_body">Pendant que les Vaisseaux voguoient avec lenteur, l’on entrevoyoit l’eau qui blanchissoit tout au tour ; &amp; les rames qui la batoient mollement, &amp; par des coups mesurez marquoient comme des sillons d’argent sur la surface obscure de ces canaux.</text:p>
      <text:p text:style-name="Text_20_body">L’on n’appercevoit alors que de l’eau renfermée par l’obscurité de <text:span text:style-name="_3c_date_3e_">la nuit</text:span> ; &amp; <text:span text:style-name="_3c_tech_3e_">ces grandes piéces d’eau éclairées </text:span>seulement de part &amp; d’autre par tant de <text:span text:style-name="_3c_tech_3e_">Figures</text:span><text:span text:style-name="_3c_tech_3e_"> lumineuses</text:span>, ressembloient à de longues galeries &amp; à de grands salons enrichis &amp; parez d’une Architecture &amp; de Statuës d’un artifice &amp; d’une beauté jsuqu’alors inconnuë, &amp; au dessus de ce que l’esprit humain peut concevoir.</text:p>
      <text:p text:style-name="Text_20_body">Une si rare magnificence arresta long-temps avec plaisir les yeux de toute la Cour, qui ne pouvoit se lasser d’admirer les merveilleux effets de <text:span text:style-name="_3c_tech_3e_">ces Illuminations</text:span>, dont les images paroissoient encore dans le fond de l’eau comme d’autres palais &amp; d’autres Figures plus grandes que les veritables. Une multitude de Poissons que l’on y voyoit, sembloient là comme les spectateurs muets de toute la pompe Royale, dont les canaux de Versailles estoient honorez pendant <text:span text:style-name="_3c_date_3e_">cette nuit</text:span>.</text:p>
      <text:p text:style-name="Text_20_body">Après que <text:span text:style-name="_3c_persName_3e_">le ROY</text:span> eût remonté le long du <text:span text:style-name="_3c_placeName_3e_">Canal</text:span>, &amp; que toute la Cour eût mis pied à terre, à l’endroit mesme où elle estoit entrée dans les gondoles, <text:span text:style-name="_3c_persName_3e_">Sa MAJESTÉ</text:span> retourna au <text:span text:style-name="_3c_placeName_3e_">Chasteau</text:span>, où <text:span text:style-name="_3c_tech_3e_">les lumiéres</text:span> qui éclairoient les parterres &amp; les fontaines, comme j’ay dit, offroient encore à la veûë une décoration d’une beauté singuliére.</text:p>
      <text:p text:style-name="Text_20_body">D’autres personnes qui auroient voulu décrire la magnificence de toutes ces Festes avec un discours élégant &amp; des figures choisies, en auroient fait des images encore plus belles que celles qu’on a tâché de crayonner icy : mais comme on veut s’assujetir à la parfaite ressemblance, &amp; ne rien dire qui ne soit entiérement conforme à ce qui s’est passé, on se contente de rapporter les choses comme elles ont esté, sans y rien augmenter, ni leur donner de l’éclat par des termes plus forts &amp; des narrations plus fleuries. Elles ont <text:span text:style-name="_3c_pb_3e_">34</text:span> d’elles-mesmes assez de grandeur pour causer de l’admiration ; &amp; l’on auroit peine à croire tout ce qu’il y avoit de merveilleux, si l’on ne voyoit souvent dans <text:span text:style-name="_3c_placeName_3e_">Versailles </text:span>de semblables merveilles.</text:p>
      <text:p text:style-name="Text_20_body">Ce que l’on peut ajouster pour faire comprendre ce qui donnoit tant de jour à ces superbe décorations pendant une nuit si obscure, c’est qu’il y avoit plus de <text:span text:style-name="_3c_tech_3e_">vingt mille lumiéres</text:span>, sans compter plus de <text:span text:style-name="_3c_tech_3e_">quatre milles autres feux</text:span> qui éclairoient les fontaines &amp; les parterres du <text:span text:style-name="_3c_placeName_3e_">p</text:span><text:span text:style-name="_3c_placeName_3e_">etit Parc</text:span>.</text:p>
      <text:p text:style-name="Text_20_body"/>
      <text:p text:style-name="_3c_byline_3e_"><text:soft-page-break/>FELIBIEN.</text:p>
      <text:p text:style-name="_3c_byline_3e_"/>
      <text:p text:style-name="_3c_byline_3e_">A PARIS,</text:p>
      <text:p text:style-name="_3c_byline_3e_">DE L’IMPRIMERIE ROYALE,</text:p>
      <text:p text:style-name="_3c_byline_3e_">PAR SEBASTIEN MABRE-CRAMOISY,</text:p>
      <text:p text:style-name="_3c_byline_3e_">Directeur de ladite Imprimerie.</text:p>
      <text:p text:style-name="_3c_byline_3e_">M. DC. LXXVI.</text:p>
      <text:p text:style-name="Text_20_body"/>
      <text:p text:style-name="Text_20_body"><text:span text:style-name="_3c_pb_3e_"/></text:p>
      <text:p text:style-name="Text_20_body"><text:span text:style-name="_3c_pb_3e_">np</text:span></text:p>
      <text:p text:style-name="Text_20_body">&lt;fig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egoe UI1" svg:font-family="'Segoe UI'" style:font-family-generic="swiss"/>
    <style:font-face style:name="Arial1" svg:font-family="Arial, sans-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egoe UI" svg:font-family="'Segoe UI'" style:font-family-generic="system" style:font-pitch="variable"/>
    <style:font-face style:name="SimSun" svg:font-family="SimSun" style:font-family-generic="system" style:font-pitch="variable"/>
    <style:font-face style:name="Times" svg:font-family="Time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15cm" fo:margin-bottom="0.15cm" fo:line-height="115%" fo:text-align="justify" style:justify-single-word="false" fo:hyphenation-ladder-count="no-limit"/>
      <style:text-properties style:font-name="Times" fo:font-size="12pt" style:font-name-asian="Times" style:font-size-asian="12pt" style:language-asian="fr" style:country-asian="FR" style:font-name-complex="Times New Roman" style:font-size-complex="10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423cm" fo:margin-bottom="0cm" fo:keep-together="always" fo:hyphenation-ladder-count="no-limit" fo:keep-with-next="always"/>
      <style:text-properties fo:color="#2e74b5" style:font-name="Calibri Light" fo:font-size="16pt" style:font-size-asian="16pt" style:font-size-complex="16pt"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071cm" fo:margin-bottom="0cm" fo:keep-together="always" fo:hyphenation-ladder-count="no-limit" fo:keep-with-next="always"/>
      <style:text-properties fo:color="#2e74b5" style:font-name="Calibri Light" fo:font-size="13pt" style:font-size-asian="13pt" style:font-size-complex="13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_3c_salute_3e_" style:display-name="&lt;salute&gt;" style:family="paragraph" style:parent-style-name="Standard">
      <style:paragraph-properties fo:margin-top="1cm" fo:margin-bottom="1cm" fo:line-height="100%" fo:hyphenation-ladder-count="no-limit"/>
      <style:text-properties style:font-name="Times" fo:font-size="12pt" style:font-name-asian="Times" style:font-size-asian="12pt" style:language-asian="fr" style:country-asian="FR" style:font-name-complex="Times New Roman" style:font-size-complex="10pt" fo:hyphenate="false" fo:hyphenation-remain-char-count="0" fo:hyphenation-push-char-count="0"/>
    </style:style>
    <style:style style:name="_3c_byline_3e_" style:display-name="&lt;byline&gt;" style:family="paragraph" style:parent-style-name="Standard">
      <style:paragraph-properties fo:margin-top="0cm" fo:margin-bottom="0cm" fo:line-height="100%" fo:text-align="end" style:justify-single-word="false" fo:hyphenation-ladder-count="no-limit"/>
      <style:text-properties style:font-name="Times" fo:font-size="12pt" style:font-name-asian="Times" style:font-size-asian="12pt" style:language-asian="fr" style:country-asian="FR" style:font-name-complex="Times New Roman" style:font-size-complex="10pt" fo:hyphenate="false" fo:hyphenation-remain-char-count="0" fo:hyphenation-push-char-count="0"/>
    </style:style>
    <style:style style:name="_3c_l_3e_" style:display-name="&lt;l&gt;" style:family="paragraph" style:parent-style-name="Standard">
      <style:paragraph-properties fo:margin-top="0cm" fo:margin-bottom="0cm" fo:line-height="100%" fo:hyphenation-ladder-count="no-limit"/>
      <style:text-properties style:font-name="Times" fo:font-size="12pt" style:font-name-asian="Times" style:font-size-asian="12pt" style:language-asian="fr" style:country-asian="FR" style:font-name-complex="Times New Roman" style:font-size-complex="10pt" fo:hyphenate="false" fo:hyphenation-remain-char-count="0" fo:hyphenation-push-char-count="0"/>
    </style:style>
    <style:style style:name="_3c_label.head_3e_" style:display-name="&lt;label.head&gt;" style:family="paragraph" style:parent-style-name="Text_20_body">
      <style:paragraph-properties fo:margin-left="0cm" fo:margin-right="0cm" fo:hyphenation-ladder-count="no-limit" fo:text-indent="1.251cm" style:auto-text-indent="false"/>
      <style:text-properties fo:font-style="italic" fo:font-weight="bold" style:font-style-asian="italic" style:font-weight-asian="bold" fo:hyphenate="false" fo:hyphenation-remain-char-count="0" fo:hyphenation-push-char-count="0"/>
    </style:style>
    <style:style style:name="_3c_description_3e_" style:display-name="&lt;description&gt;" style:family="paragraph" style:parent-style-name="Standard">
      <style:paragraph-properties fo:margin-top="0cm" fo:margin-bottom="0cm" fo:line-height="100%" fo:hyphenation-ladder-count="no-limit"/>
      <style:text-properties style:font-name="Times New Roman" style:text-underline-style="solid" style:text-underline-width="auto" style:text-underline-color="font-color" style:text-underline-mode="continuous" style:text-overline-mode="continuous" style:text-line-through-mode="continuous" style:font-name-asian="Times" style:language-asian="fr" style:country-asian="FR" style:font-name-complex="Times New Roman" style:font-size-complex="10pt" fo:hyphenate="false" fo:hyphenation-remain-char-count="0" fo:hyphenation-push-char-count="0"/>
    </style:style>
    <style:style style:name="Commentaire"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Objet_20_du_20_commentaire" style:display-name="Objet du commentaire" style:family="paragraph" style:parent-style-name="Commentaire">
      <style:paragraph-properties fo:hyphenation-ladder-count="no-limit"/>
      <style:text-properties fo:font-weight="bold" style:font-weight-asian="bold" style:font-weight-complex="bold" fo:hyphenate="false" fo:hyphenation-remain-char-count="0" fo:hyphenation-push-char-count="0"/>
    </style:style>
    <style:style style:name="Texte_20_de_20_bulles" style:display-name="Texte de bulles" style:family="paragraph" style:parent-style-name="Standard">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Police_20_par_20_défaut" style:display-name="Police par défaut" style:family="text"/>
    <style:style style:name="_3c_pb_3e_" style:display-name="&lt;pb&gt;" style:family="text">
      <style:text-properties fo:color="#999999" style:font-name="Arial1" fo:font-size="11pt" fo:background-color="#ffffff" style:font-size-asian="11pt"/>
    </style:style>
    <style:style style:name="_3c_persName_3e_" style:display-name="&lt;persName&gt;" style:family="text">
      <style:text-properties fo:color="#ffffff" fo:background-color="#ffff00"/>
    </style:style>
    <style:style style:name="_3c_placeName_3e_" style:display-name="&lt;placeName&gt;" style:family="text">
      <style:text-properties fo:background-color="#ff0000"/>
    </style:style>
    <style:style style:name="_3c_name_3e_" style:display-name="&lt;name&gt;" style:family="text">
      <style:text-properties fo:color="#00000a" fo:background-color="#0000ff"/>
    </style:style>
    <style:style style:name="_3c_tech_3e_" style:display-name="&lt;tech&gt;" style:family="text">
      <style:text-properties fo:background-color="#ffff00"/>
    </style:style>
    <style:style style:name="Corps_20_de_20_texte_20_Car" style:display-name="Corps de texte Car" style:family="text" style:parent-style-name="Police_20_par_20_défaut">
      <style:text-properties style:font-name="Times" fo:font-size="12pt" style:font-name-asian="Times" style:font-size-asian="12pt" style:language-asian="fr" style:country-asian="FR" style:font-name-complex="Times New Roman" style:font-size-complex="10pt"/>
    </style:style>
    <style:style style:name="_3c_foreign_3e_" style:display-name="&lt;foreign&gt;" style:family="text" style:parent-style-name="Police_20_par_20_défaut">
      <style:text-properties fo:color="#ff00ff"/>
    </style:style>
    <style:style style:name="_3c_date_3e_" style:display-name="&lt;date&gt;" style:family="text" style:parent-style-name="Police_20_par_20_défaut"/>
    <style:style style:name="_3c_label.speaker_3e_" style:display-name="&lt;label.speaker&gt;" style:family="text" style:parent-style-name="Police_20_par_20_défaut">
      <style:text-properties fo:font-style="italic" style:font-style-asian="italic"/>
    </style:style>
    <style:style style:name="_3c_label.head_3e__20_Car" style:display-name="&lt;label.head&gt; Car" style:family="text" style:parent-style-name="Corps_20_de_20_texte_20_Car">
      <style:text-properties style:font-name="Times" fo:font-size="12pt" fo:font-style="italic" fo:font-weight="bold" style:font-name-asian="Times" style:font-size-asian="12pt" style:language-asian="fr" style:country-asian="FR" style:font-style-asian="italic" style:font-weight-asian="bold" style:font-name-complex="Times New Roman" style:font-size-complex="10pt"/>
    </style:style>
    <style:style style:name="_3c_description_3e__20_Car" style:display-name="&lt;description&gt; Car" style:family="text" style:parent-style-name="Police_20_par_20_défaut">
      <style:text-properties style:font-name="Times New Roman" style:text-underline-style="solid" style:text-underline-width="auto" style:text-underline-color="font-color" style:text-underline-mode="continuous" style:text-overline-mode="continuous" style:text-line-through-mode="continuous" style:font-name-asian="Times" style:language-asian="fr" style:country-asian="FR" style:font-name-complex="Times New Roman" style:font-size-complex="10pt"/>
    </style:style>
    <style:style style:name="Titre_20_1_20_Car" style:display-name="Titre 1 Car" style:family="text" style:parent-style-name="Police_20_par_20_défaut">
      <style:text-properties fo:color="#2e74b5" style:font-name="Calibri Light" fo:font-size="16pt" style:font-size-asian="16pt" style:font-size-complex="16pt"/>
    </style:style>
    <style:style style:name="Titre_20_2_20_Car" style:display-name="Titre 2 Car" style:family="text" style:parent-style-name="Police_20_par_20_défaut">
      <style:text-properties fo:color="#2e74b5" style:font-name="Calibri Light" fo:font-size="13pt" style:font-size-asian="13pt" style:font-size-complex="13pt"/>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Texte_20_de_20_bulles_20_Car" style:display-name="Texte de bulles Car" style:family="text" style:parent-style-name="Police_20_par_20_défaut">
      <style:text-properties style:font-name="Segoe UI" fo:font-size="9pt" style:font-size-asian="9pt" style:font-name-complex="Segoe UI" style:font-size-complex="9pt"/>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initial-creator>Windows User</meta:initial-creator>
    <meta:creation-date>2020-04-29T14:01:00Z</meta:creation-date>
    <dc:date>2020-06-04T11:09:57.42</dc:date>
    <meta:editing-cycles>19</meta:editing-cycles>
    <meta:editing-duration>PT42M36S</meta:editing-duration>
    <meta:document-statistic meta:table-count="0" meta:image-count="0" meta:object-count="0" meta:page-count="20" meta:paragraph-count="150" meta:word-count="10546" meta:character-count="6213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